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3.8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];&quot;','&quot;;[.B1];&quot;','&quot;;[.C1];&quot;','&quot;;[.D1];&quot;');&quot;)" office:value-type="string" office:string-value="insert into endereco (rua, casa, unidade, cep) values('A','1','A01','71.699-765');" calcext:value-type="string">
            <text:p>insert into endereco (rua, casa, unidade, cep) values('A','1','A01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];&quot;','&quot;;[.B2];&quot;','&quot;;[.C2];&quot;','&quot;;[.D2];&quot;');&quot;)" office:value-type="string" office:string-value="insert into endereco (rua, casa, unidade, cep) values('A','2','A02','71.699-765');" calcext:value-type="string">
            <text:p>insert into endereco (rua, casa, unidade, cep) values('A','2','A02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3];&quot;','&quot;;[.B3];&quot;','&quot;;[.C3];&quot;','&quot;;[.D3];&quot;');&quot;)" office:value-type="string" office:string-value="insert into endereco (rua, casa, unidade, cep) values('A','3','A03','71.699-765');" calcext:value-type="string">
            <text:p>insert into endereco (rua, casa, unidade, cep) values('A','3','A03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4];&quot;','&quot;;[.B4];&quot;','&quot;;[.C4];&quot;','&quot;;[.D4];&quot;');&quot;)" office:value-type="string" office:string-value="insert into endereco (rua, casa, unidade, cep) values('A','4','A04','71.699-765');" calcext:value-type="string">
            <text:p>insert into endereco (rua, casa, unidade, cep) values('A','4','A04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5];&quot;','&quot;;[.B5];&quot;','&quot;;[.C5];&quot;','&quot;;[.D5];&quot;');&quot;)" office:value-type="string" office:string-value="insert into endereco (rua, casa, unidade, cep) values('A','5','A05','71.699-765');" calcext:value-type="string">
            <text:p>insert into endereco (rua, casa, unidade, cep) values('A','5','A05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6];&quot;','&quot;;[.B6];&quot;','&quot;;[.C6];&quot;','&quot;;[.D6];&quot;');&quot;)" office:value-type="string" office:string-value="insert into endereco (rua, casa, unidade, cep) values('A','6','A06','71.699-765');" calcext:value-type="string">
            <text:p>insert into endereco (rua, casa, unidade, cep) values('A','6','A06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7];&quot;','&quot;;[.B7];&quot;','&quot;;[.C7];&quot;','&quot;;[.D7];&quot;');&quot;)" office:value-type="string" office:string-value="insert into endereco (rua, casa, unidade, cep) values('A','7','A07','71.699-765');" calcext:value-type="string">
            <text:p>insert into endereco (rua, casa, unidade, cep) values('A','7','A07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8];&quot;','&quot;;[.B8];&quot;','&quot;;[.C8];&quot;','&quot;;[.D8];&quot;');&quot;)" office:value-type="string" office:string-value="insert into endereco (rua, casa, unidade, cep) values('A','8','A08','71.699-765');" calcext:value-type="string">
            <text:p>insert into endereco (rua, casa, unidade, cep) values('A','8','A08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9];&quot;','&quot;;[.B9];&quot;','&quot;;[.C9];&quot;','&quot;;[.D9];&quot;');&quot;)" office:value-type="string" office:string-value="insert into endereco (rua, casa, unidade, cep) values('A','9','A09','71.699-765');" calcext:value-type="string">
            <text:p>insert into endereco (rua, casa, unidade, cep) values('A','9','A09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0];&quot;','&quot;;[.B10];&quot;','&quot;;[.C10];&quot;','&quot;;[.D10];&quot;');&quot;)" office:value-type="string" office:string-value="insert into endereco (rua, casa, unidade, cep) values('A','10','A10','71.699-765');" calcext:value-type="string">
            <text:p>insert into endereco (rua, casa, unidade, cep) values('A','10','A10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1];&quot;','&quot;;[.B11];&quot;','&quot;;[.C11];&quot;','&quot;;[.D11];&quot;');&quot;)" office:value-type="string" office:string-value="insert into endereco (rua, casa, unidade, cep) values('A','11','A11','71.699-765');" calcext:value-type="string">
            <text:p>insert into endereco (rua, casa, unidade, cep) values('A','11','A11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2];&quot;','&quot;;[.B12];&quot;','&quot;;[.C12];&quot;','&quot;;[.D12];&quot;');&quot;)" office:value-type="string" office:string-value="insert into endereco (rua, casa, unidade, cep) values('A','12','A12','71.699-765');" calcext:value-type="string">
            <text:p>insert into endereco (rua, casa, unidade, cep) values('A','12','A12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3];&quot;','&quot;;[.B13];&quot;','&quot;;[.C13];&quot;','&quot;;[.D13];&quot;');&quot;)" office:value-type="string" office:string-value="insert into endereco (rua, casa, unidade, cep) values('A','13','A13','71.699-765');" calcext:value-type="string">
            <text:p>insert into endereco (rua, casa, unidade, cep) values('A','13','A13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4];&quot;','&quot;;[.B14];&quot;','&quot;;[.C14];&quot;','&quot;;[.D14];&quot;');&quot;)" office:value-type="string" office:string-value="insert into endereco (rua, casa, unidade, cep) values('A','14','A14','71.699-765');" calcext:value-type="string">
            <text:p>insert into endereco (rua, casa, unidade, cep) values('A','14','A14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5];&quot;','&quot;;[.B15];&quot;','&quot;;[.C15];&quot;','&quot;;[.D15];&quot;');&quot;)" office:value-type="string" office:string-value="insert into endereco (rua, casa, unidade, cep) values('A','15','A15','71.699-765');" calcext:value-type="string">
            <text:p>insert into endereco (rua, casa, unidade, cep) values('A','15','A15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6];&quot;','&quot;;[.B16];&quot;','&quot;;[.C16];&quot;','&quot;;[.D16];&quot;');&quot;)" office:value-type="string" office:string-value="insert into endereco (rua, casa, unidade, cep) values('A','16','A16','71.699-765');" calcext:value-type="string">
            <text:p>insert into endereco (rua, casa, unidade, cep) values('A','16','A16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7];&quot;','&quot;;[.B17];&quot;','&quot;;[.C17];&quot;','&quot;;[.D17];&quot;');&quot;)" office:value-type="string" office:string-value="insert into endereco (rua, casa, unidade, cep) values('A','17','A17','71.699-765');" calcext:value-type="string">
            <text:p>insert into endereco (rua, casa, unidade, cep) values('A','17','A17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8];&quot;','&quot;;[.B18];&quot;','&quot;;[.C18];&quot;','&quot;;[.D18];&quot;');&quot;)" office:value-type="string" office:string-value="insert into endereco (rua, casa, unidade, cep) values('A','18','A18','71.699-765');" calcext:value-type="string">
            <text:p>insert into endereco (rua, casa, unidade, cep) values('A','18','A18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19];&quot;','&quot;;[.B19];&quot;','&quot;;[.C19];&quot;','&quot;;[.D19];&quot;');&quot;)" office:value-type="string" office:string-value="insert into endereco (rua, casa, unidade, cep) values('A','19','A19','71.699-765');" calcext:value-type="string">
            <text:p>insert into endereco (rua, casa, unidade, cep) values('A','19','A19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0];&quot;','&quot;;[.B20];&quot;','&quot;;[.C20];&quot;','&quot;;[.D20];&quot;');&quot;)" office:value-type="string" office:string-value="insert into endereco (rua, casa, unidade, cep) values('A','20','A20','71.699-765');" calcext:value-type="string">
            <text:p>insert into endereco (rua, casa, unidade, cep) values('A','20','A20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1];&quot;','&quot;;[.B21];&quot;','&quot;;[.C21];&quot;','&quot;;[.D21];&quot;');&quot;)" office:value-type="string" office:string-value="insert into endereco (rua, casa, unidade, cep) values('A','21','A21','71.699-765');" calcext:value-type="string">
            <text:p>insert into endereco (rua, casa, unidade, cep) values('A','21','A21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2];&quot;','&quot;;[.B22];&quot;','&quot;;[.C22];&quot;','&quot;;[.D22];&quot;');&quot;)" office:value-type="string" office:string-value="insert into endereco (rua, casa, unidade, cep) values('A','22','A22','71.699-765');" calcext:value-type="string">
            <text:p>insert into endereco (rua, casa, unidade, cep) values('A','22','A22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3];&quot;','&quot;;[.B23];&quot;','&quot;;[.C23];&quot;','&quot;;[.D23];&quot;');&quot;)" office:value-type="string" office:string-value="insert into endereco (rua, casa, unidade, cep) values('A','23','A23','71.699-765');" calcext:value-type="string">
            <text:p>insert into endereco (rua, casa, unidade, cep) values('A','23','A23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4];&quot;','&quot;;[.B24];&quot;','&quot;;[.C24];&quot;','&quot;;[.D24];&quot;');&quot;)" office:value-type="string" office:string-value="insert into endereco (rua, casa, unidade, cep) values('A','24','A24','71.699-765');" calcext:value-type="string">
            <text:p>insert into endereco (rua, casa, unidade, cep) values('A','24','A24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5];&quot;','&quot;;[.B25];&quot;','&quot;;[.C25];&quot;','&quot;;[.D25];&quot;');&quot;)" office:value-type="string" office:string-value="insert into endereco (rua, casa, unidade, cep) values('A','25','A25','71.699-765');" calcext:value-type="string">
            <text:p>insert into endereco (rua, casa, unidade, cep) values('A','25','A25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6];&quot;','&quot;;[.B26];&quot;','&quot;;[.C26];&quot;','&quot;;[.D26];&quot;');&quot;)" office:value-type="string" office:string-value="insert into endereco (rua, casa, unidade, cep) values('A','26','A26','71.699-765');" calcext:value-type="string">
            <text:p>insert into endereco (rua, casa, unidade, cep) values('A','26','A26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7];&quot;','&quot;;[.B27];&quot;','&quot;;[.C27];&quot;','&quot;;[.D27];&quot;');&quot;)" office:value-type="string" office:string-value="insert into endereco (rua, casa, unidade, cep) values('A','27','A27','71.699-765');" calcext:value-type="string">
            <text:p>insert into endereco (rua, casa, unidade, cep) values('A','27','A27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8];&quot;','&quot;;[.B28];&quot;','&quot;;[.C28];&quot;','&quot;;[.D28];&quot;');&quot;)" office:value-type="string" office:string-value="insert into endereco (rua, casa, unidade, cep) values('A','28','A28','71.699-765');" calcext:value-type="string">
            <text:p>insert into endereco (rua, casa, unidade, cep) values('A','28','A28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29];&quot;','&quot;;[.B29];&quot;','&quot;;[.C29];&quot;','&quot;;[.D29];&quot;');&quot;)" office:value-type="string" office:string-value="insert into endereco (rua, casa, unidade, cep) values('A','29','A29','71.699-765');" calcext:value-type="string">
            <text:p>insert into endereco (rua, casa, unidade, cep) values('A','29','A29','71.699-765')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71.699-765</text:p>
          </table:table-cell>
          <table:table-cell table:formula="of:=CONCATENATE(&quot;insert into endereco (rua, casa, unidade, cep) values('&quot;;[.A30];&quot;','&quot;;[.B30];&quot;','&quot;;[.C30];&quot;','&quot;;[.D30];&quot;');&quot;)" office:value-type="string" office:string-value="insert into endereco (rua, casa, unidade, cep) values('A','30','A30','71.699-765');" calcext:value-type="string">
            <text:p>insert into endereco (rua, casa, unidade, cep) values('A','30','A30','71.699-765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1];&quot;','&quot;;[.B31];&quot;','&quot;;[.C31];&quot;','&quot;;[.D31];&quot;');&quot;)" office:value-type="string" office:string-value="insert into endereco (rua, casa, unidade, cep) values('B','1','B01','71.699-767');" calcext:value-type="string">
            <text:p>insert into endereco (rua, casa, unidade, cep) values('B','1','B01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2];&quot;','&quot;;[.B32];&quot;','&quot;;[.C32];&quot;','&quot;;[.D32];&quot;');&quot;)" office:value-type="string" office:string-value="insert into endereco (rua, casa, unidade, cep) values('B','2','B02','71.699-767');" calcext:value-type="string">
            <text:p>insert into endereco (rua, casa, unidade, cep) values('B','2','B02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3];&quot;','&quot;;[.B33];&quot;','&quot;;[.C33];&quot;','&quot;;[.D33];&quot;');&quot;)" office:value-type="string" office:string-value="insert into endereco (rua, casa, unidade, cep) values('B','3','B03','71.699-767');" calcext:value-type="string">
            <text:p>insert into endereco (rua, casa, unidade, cep) values('B','3','B03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4];&quot;','&quot;;[.B34];&quot;','&quot;;[.C34];&quot;','&quot;;[.D34];&quot;');&quot;)" office:value-type="string" office:string-value="insert into endereco (rua, casa, unidade, cep) values('B','4','B04','71.699-767');" calcext:value-type="string">
            <text:p>insert into endereco (rua, casa, unidade, cep) values('B','4','B04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5];&quot;','&quot;;[.B35];&quot;','&quot;;[.C35];&quot;','&quot;;[.D35];&quot;');&quot;)" office:value-type="string" office:string-value="insert into endereco (rua, casa, unidade, cep) values('B','5','B05','71.699-767');" calcext:value-type="string">
            <text:p>insert into endereco (rua, casa, unidade, cep) values('B','5','B05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6];&quot;','&quot;;[.B36];&quot;','&quot;;[.C36];&quot;','&quot;;[.D36];&quot;');&quot;)" office:value-type="string" office:string-value="insert into endereco (rua, casa, unidade, cep) values('B','6','B06','71.699-767');" calcext:value-type="string">
            <text:p>insert into endereco (rua, casa, unidade, cep) values('B','6','B06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7];&quot;','&quot;;[.B37];&quot;','&quot;;[.C37];&quot;','&quot;;[.D37];&quot;');&quot;)" office:value-type="string" office:string-value="insert into endereco (rua, casa, unidade, cep) values('B','7','B07','71.699-767');" calcext:value-type="string">
            <text:p>insert into endereco (rua, casa, unidade, cep) values('B','7','B07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8];&quot;','&quot;;[.B38];&quot;','&quot;;[.C38];&quot;','&quot;;[.D38];&quot;');&quot;)" office:value-type="string" office:string-value="insert into endereco (rua, casa, unidade, cep) values('B','8','B08','71.699-767');" calcext:value-type="string">
            <text:p>insert into endereco (rua, casa, unidade, cep) values('B','8','B08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39];&quot;','&quot;;[.B39];&quot;','&quot;;[.C39];&quot;','&quot;;[.D39];&quot;');&quot;)" office:value-type="string" office:string-value="insert into endereco (rua, casa, unidade, cep) values('B','9','B09','71.699-767');" calcext:value-type="string">
            <text:p>insert into endereco (rua, casa, unidade, cep) values('B','9','B09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0];&quot;','&quot;;[.B40];&quot;','&quot;;[.C40];&quot;','&quot;;[.D40];&quot;');&quot;)" office:value-type="string" office:string-value="insert into endereco (rua, casa, unidade, cep) values('B','10','B10','71.699-767');" calcext:value-type="string">
            <text:p>insert into endereco (rua, casa, unidade, cep) values('B','10','B10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1];&quot;','&quot;;[.B41];&quot;','&quot;;[.C41];&quot;','&quot;;[.D41];&quot;');&quot;)" office:value-type="string" office:string-value="insert into endereco (rua, casa, unidade, cep) values('B','11','B11','71.699-767');" calcext:value-type="string">
            <text:p>insert into endereco (rua, casa, unidade, cep) values('B','11','B11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2];&quot;','&quot;;[.B42];&quot;','&quot;;[.C42];&quot;','&quot;;[.D42];&quot;');&quot;)" office:value-type="string" office:string-value="insert into endereco (rua, casa, unidade, cep) values('B','12','B12','71.699-767');" calcext:value-type="string">
            <text:p>insert into endereco (rua, casa, unidade, cep) values('B','12','B12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3];&quot;','&quot;;[.B43];&quot;','&quot;;[.C43];&quot;','&quot;;[.D43];&quot;');&quot;)" office:value-type="string" office:string-value="insert into endereco (rua, casa, unidade, cep) values('B','13','B13','71.699-767');" calcext:value-type="string">
            <text:p>insert into endereco (rua, casa, unidade, cep) values('B','13','B13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4];&quot;','&quot;;[.B44];&quot;','&quot;;[.C44];&quot;','&quot;;[.D44];&quot;');&quot;)" office:value-type="string" office:string-value="insert into endereco (rua, casa, unidade, cep) values('B','14','B14','71.699-767');" calcext:value-type="string">
            <text:p>insert into endereco (rua, casa, unidade, cep) values('B','14','B14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5];&quot;','&quot;;[.B45];&quot;','&quot;;[.C45];&quot;','&quot;;[.D45];&quot;');&quot;)" office:value-type="string" office:string-value="insert into endereco (rua, casa, unidade, cep) values('B','15','B15','71.699-767');" calcext:value-type="string">
            <text:p>insert into endereco (rua, casa, unidade, cep) values('B','15','B15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6];&quot;','&quot;;[.B46];&quot;','&quot;;[.C46];&quot;','&quot;;[.D46];&quot;');&quot;)" office:value-type="string" office:string-value="insert into endereco (rua, casa, unidade, cep) values('B','16','B16','71.699-767');" calcext:value-type="string">
            <text:p>insert into endereco (rua, casa, unidade, cep) values('B','16','B16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7];&quot;','&quot;;[.B47];&quot;','&quot;;[.C47];&quot;','&quot;;[.D47];&quot;');&quot;)" office:value-type="string" office:string-value="insert into endereco (rua, casa, unidade, cep) values('B','17','B17','71.699-767');" calcext:value-type="string">
            <text:p>insert into endereco (rua, casa, unidade, cep) values('B','17','B17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8];&quot;','&quot;;[.B48];&quot;','&quot;;[.C48];&quot;','&quot;;[.D48];&quot;');&quot;)" office:value-type="string" office:string-value="insert into endereco (rua, casa, unidade, cep) values('B','18','B18','71.699-767');" calcext:value-type="string">
            <text:p>insert into endereco (rua, casa, unidade, cep) values('B','18','B18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49];&quot;','&quot;;[.B49];&quot;','&quot;;[.C49];&quot;','&quot;;[.D49];&quot;');&quot;)" office:value-type="string" office:string-value="insert into endereco (rua, casa, unidade, cep) values('B','19','B19','71.699-767');" calcext:value-type="string">
            <text:p>insert into endereco (rua, casa, unidade, cep) values('B','19','B19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0];&quot;','&quot;;[.B50];&quot;','&quot;;[.C50];&quot;','&quot;;[.D50];&quot;');&quot;)" office:value-type="string" office:string-value="insert into endereco (rua, casa, unidade, cep) values('B','20','B20','71.699-767');" calcext:value-type="string">
            <text:p>insert into endereco (rua, casa, unidade, cep) values('B','20','B20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1];&quot;','&quot;;[.B51];&quot;','&quot;;[.C51];&quot;','&quot;;[.D51];&quot;');&quot;)" office:value-type="string" office:string-value="insert into endereco (rua, casa, unidade, cep) values('B','21','B21','71.699-767');" calcext:value-type="string">
            <text:p>insert into endereco (rua, casa, unidade, cep) values('B','21','B21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2];&quot;','&quot;;[.B52];&quot;','&quot;;[.C52];&quot;','&quot;;[.D52];&quot;');&quot;)" office:value-type="string" office:string-value="insert into endereco (rua, casa, unidade, cep) values('B','22','B22','71.699-767');" calcext:value-type="string">
            <text:p>insert into endereco (rua, casa, unidade, cep) values('B','22','B22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3];&quot;','&quot;;[.B53];&quot;','&quot;;[.C53];&quot;','&quot;;[.D53];&quot;');&quot;)" office:value-type="string" office:string-value="insert into endereco (rua, casa, unidade, cep) values('B','23','B23','71.699-767');" calcext:value-type="string">
            <text:p>insert into endereco (rua, casa, unidade, cep) values('B','23','B23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4];&quot;','&quot;;[.B54];&quot;','&quot;;[.C54];&quot;','&quot;;[.D54];&quot;');&quot;)" office:value-type="string" office:string-value="insert into endereco (rua, casa, unidade, cep) values('B','24','B24','71.699-767');" calcext:value-type="string">
            <text:p>insert into endereco (rua, casa, unidade, cep) values('B','24','B24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5];&quot;','&quot;;[.B55];&quot;','&quot;;[.C55];&quot;','&quot;;[.D55];&quot;');&quot;)" office:value-type="string" office:string-value="insert into endereco (rua, casa, unidade, cep) values('B','25','B25','71.699-767');" calcext:value-type="string">
            <text:p>insert into endereco (rua, casa, unidade, cep) values('B','25','B25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6];&quot;','&quot;;[.B56];&quot;','&quot;;[.C56];&quot;','&quot;;[.D56];&quot;');&quot;)" office:value-type="string" office:string-value="insert into endereco (rua, casa, unidade, cep) values('B','26','B26','71.699-767');" calcext:value-type="string">
            <text:p>insert into endereco (rua, casa, unidade, cep) values('B','26','B26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7];&quot;','&quot;;[.B57];&quot;','&quot;;[.C57];&quot;','&quot;;[.D57];&quot;');&quot;)" office:value-type="string" office:string-value="insert into endereco (rua, casa, unidade, cep) values('B','27','B27','71.699-767');" calcext:value-type="string">
            <text:p>insert into endereco (rua, casa, unidade, cep) values('B','27','B27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8];&quot;','&quot;;[.B58];&quot;','&quot;;[.C58];&quot;','&quot;;[.D58];&quot;');&quot;)" office:value-type="string" office:string-value="insert into endereco (rua, casa, unidade, cep) values('B','28','B28','71.699-767');" calcext:value-type="string">
            <text:p>insert into endereco (rua, casa, unidade, cep) values('B','28','B28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59];&quot;','&quot;;[.B59];&quot;','&quot;;[.C59];&quot;','&quot;;[.D59];&quot;');&quot;)" office:value-type="string" office:string-value="insert into endereco (rua, casa, unidade, cep) values('B','29','B29','71.699-767');" calcext:value-type="string">
            <text:p>insert into endereco (rua, casa, unidade, cep) values('B','29','B29','71.699-767');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71.699-767</text:p>
          </table:table-cell>
          <table:table-cell table:formula="of:=CONCATENATE(&quot;insert into endereco (rua, casa, unidade, cep) values('&quot;;[.A60];&quot;','&quot;;[.B60];&quot;','&quot;;[.C60];&quot;','&quot;;[.D60];&quot;');&quot;)" office:value-type="string" office:string-value="insert into endereco (rua, casa, unidade, cep) values('B','30','B30','71.699-767');" calcext:value-type="string">
            <text:p>insert into endereco (rua, casa, unidade, cep) values('B','30','B30','71.699-767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1];&quot;','&quot;;[.B61];&quot;','&quot;;[.C61];&quot;','&quot;;[.D61];&quot;');&quot;)" office:value-type="string" office:string-value="insert into endereco (rua, casa, unidade, cep) values('C','1','C01','71.699-769');" calcext:value-type="string">
            <text:p>insert into endereco (rua, casa, unidade, cep) values('C','1','C01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2];&quot;','&quot;;[.B62];&quot;','&quot;;[.C62];&quot;','&quot;;[.D62];&quot;');&quot;)" office:value-type="string" office:string-value="insert into endereco (rua, casa, unidade, cep) values('C','2','C02','71.699-769');" calcext:value-type="string">
            <text:p>insert into endereco (rua, casa, unidade, cep) values('C','2','C02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3];&quot;','&quot;;[.B63];&quot;','&quot;;[.C63];&quot;','&quot;;[.D63];&quot;');&quot;)" office:value-type="string" office:string-value="insert into endereco (rua, casa, unidade, cep) values('C','3','C03','71.699-769');" calcext:value-type="string">
            <text:p>insert into endereco (rua, casa, unidade, cep) values('C','3','C03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4];&quot;','&quot;;[.B64];&quot;','&quot;;[.C64];&quot;','&quot;;[.D64];&quot;');&quot;)" office:value-type="string" office:string-value="insert into endereco (rua, casa, unidade, cep) values('C','4','C04','71.699-769');" calcext:value-type="string">
            <text:p>insert into endereco (rua, casa, unidade, cep) values('C','4','C04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5];&quot;','&quot;;[.B65];&quot;','&quot;;[.C65];&quot;','&quot;;[.D65];&quot;');&quot;)" office:value-type="string" office:string-value="insert into endereco (rua, casa, unidade, cep) values('C','5','C05','71.699-769');" calcext:value-type="string">
            <text:p>insert into endereco (rua, casa, unidade, cep) values('C','5','C05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6];&quot;','&quot;;[.B66];&quot;','&quot;;[.C66];&quot;','&quot;;[.D66];&quot;');&quot;)" office:value-type="string" office:string-value="insert into endereco (rua, casa, unidade, cep) values('C','6','C06','71.699-769');" calcext:value-type="string">
            <text:p>insert into endereco (rua, casa, unidade, cep) values('C','6','C06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7];&quot;','&quot;;[.B67];&quot;','&quot;;[.C67];&quot;','&quot;;[.D67];&quot;');&quot;)" office:value-type="string" office:string-value="insert into endereco (rua, casa, unidade, cep) values('C','7','C07','71.699-769');" calcext:value-type="string">
            <text:p>insert into endereco (rua, casa, unidade, cep) values('C','7','C07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8];&quot;','&quot;;[.B68];&quot;','&quot;;[.C68];&quot;','&quot;;[.D68];&quot;');&quot;)" office:value-type="string" office:string-value="insert into endereco (rua, casa, unidade, cep) values('C','8','C08','71.699-769');" calcext:value-type="string">
            <text:p>insert into endereco (rua, casa, unidade, cep) values('C','8','C08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69];&quot;','&quot;;[.B69];&quot;','&quot;;[.C69];&quot;','&quot;;[.D69];&quot;');&quot;)" office:value-type="string" office:string-value="insert into endereco (rua, casa, unidade, cep) values('C','9','C09','71.699-769');" calcext:value-type="string">
            <text:p>insert into endereco (rua, casa, unidade, cep) values('C','9','C09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0];&quot;','&quot;;[.B70];&quot;','&quot;;[.C70];&quot;','&quot;;[.D70];&quot;');&quot;)" office:value-type="string" office:string-value="insert into endereco (rua, casa, unidade, cep) values('C','10','C10','71.699-769');" calcext:value-type="string">
            <text:p>insert into endereco (rua, casa, unidade, cep) values('C','10','C10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1];&quot;','&quot;;[.B71];&quot;','&quot;;[.C71];&quot;','&quot;;[.D71];&quot;');&quot;)" office:value-type="string" office:string-value="insert into endereco (rua, casa, unidade, cep) values('C','11','C11','71.699-769');" calcext:value-type="string">
            <text:p>insert into endereco (rua, casa, unidade, cep) values('C','11','C11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2];&quot;','&quot;;[.B72];&quot;','&quot;;[.C72];&quot;','&quot;;[.D72];&quot;');&quot;)" office:value-type="string" office:string-value="insert into endereco (rua, casa, unidade, cep) values('C','12','C12','71.699-769');" calcext:value-type="string">
            <text:p>insert into endereco (rua, casa, unidade, cep) values('C','12','C12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3];&quot;','&quot;;[.B73];&quot;','&quot;;[.C73];&quot;','&quot;;[.D73];&quot;');&quot;)" office:value-type="string" office:string-value="insert into endereco (rua, casa, unidade, cep) values('C','13','C13','71.699-769');" calcext:value-type="string">
            <text:p>insert into endereco (rua, casa, unidade, cep) values('C','13','C13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4];&quot;','&quot;;[.B74];&quot;','&quot;;[.C74];&quot;','&quot;;[.D74];&quot;');&quot;)" office:value-type="string" office:string-value="insert into endereco (rua, casa, unidade, cep) values('C','14','C14','71.699-769');" calcext:value-type="string">
            <text:p>insert into endereco (rua, casa, unidade, cep) values('C','14','C14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5];&quot;','&quot;;[.B75];&quot;','&quot;;[.C75];&quot;','&quot;;[.D75];&quot;');&quot;)" office:value-type="string" office:string-value="insert into endereco (rua, casa, unidade, cep) values('C','15','C15','71.699-769');" calcext:value-type="string">
            <text:p>insert into endereco (rua, casa, unidade, cep) values('C','15','C15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6];&quot;','&quot;;[.B76];&quot;','&quot;;[.C76];&quot;','&quot;;[.D76];&quot;');&quot;)" office:value-type="string" office:string-value="insert into endereco (rua, casa, unidade, cep) values('C','16','C16','71.699-769');" calcext:value-type="string">
            <text:p>insert into endereco (rua, casa, unidade, cep) values('C','16','C16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7];&quot;','&quot;;[.B77];&quot;','&quot;;[.C77];&quot;','&quot;;[.D77];&quot;');&quot;)" office:value-type="string" office:string-value="insert into endereco (rua, casa, unidade, cep) values('C','17','C17','71.699-769');" calcext:value-type="string">
            <text:p>insert into endereco (rua, casa, unidade, cep) values('C','17','C17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8];&quot;','&quot;;[.B78];&quot;','&quot;;[.C78];&quot;','&quot;;[.D78];&quot;');&quot;)" office:value-type="string" office:string-value="insert into endereco (rua, casa, unidade, cep) values('C','18','C18','71.699-769');" calcext:value-type="string">
            <text:p>insert into endereco (rua, casa, unidade, cep) values('C','18','C18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79];&quot;','&quot;;[.B79];&quot;','&quot;;[.C79];&quot;','&quot;;[.D79];&quot;');&quot;)" office:value-type="string" office:string-value="insert into endereco (rua, casa, unidade, cep) values('C','19','C19','71.699-769');" calcext:value-type="string">
            <text:p>insert into endereco (rua, casa, unidade, cep) values('C','19','C19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0];&quot;','&quot;;[.B80];&quot;','&quot;;[.C80];&quot;','&quot;;[.D80];&quot;');&quot;)" office:value-type="string" office:string-value="insert into endereco (rua, casa, unidade, cep) values('C','20','C20','71.699-769');" calcext:value-type="string">
            <text:p>insert into endereco (rua, casa, unidade, cep) values('C','20','C20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1];&quot;','&quot;;[.B81];&quot;','&quot;;[.C81];&quot;','&quot;;[.D81];&quot;');&quot;)" office:value-type="string" office:string-value="insert into endereco (rua, casa, unidade, cep) values('C','21','C21','71.699-769');" calcext:value-type="string">
            <text:p>insert into endereco (rua, casa, unidade, cep) values('C','21','C21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2];&quot;','&quot;;[.B82];&quot;','&quot;;[.C82];&quot;','&quot;;[.D82];&quot;');&quot;)" office:value-type="string" office:string-value="insert into endereco (rua, casa, unidade, cep) values('C','22','C22','71.699-769');" calcext:value-type="string">
            <text:p>insert into endereco (rua, casa, unidade, cep) values('C','22','C22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3];&quot;','&quot;;[.B83];&quot;','&quot;;[.C83];&quot;','&quot;;[.D83];&quot;');&quot;)" office:value-type="string" office:string-value="insert into endereco (rua, casa, unidade, cep) values('C','23','C23','71.699-769');" calcext:value-type="string">
            <text:p>insert into endereco (rua, casa, unidade, cep) values('C','23','C23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4];&quot;','&quot;;[.B84];&quot;','&quot;;[.C84];&quot;','&quot;;[.D84];&quot;');&quot;)" office:value-type="string" office:string-value="insert into endereco (rua, casa, unidade, cep) values('C','24','C24','71.699-769');" calcext:value-type="string">
            <text:p>insert into endereco (rua, casa, unidade, cep) values('C','24','C24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5];&quot;','&quot;;[.B85];&quot;','&quot;;[.C85];&quot;','&quot;;[.D85];&quot;');&quot;)" office:value-type="string" office:string-value="insert into endereco (rua, casa, unidade, cep) values('C','25','C25','71.699-769');" calcext:value-type="string">
            <text:p>insert into endereco (rua, casa, unidade, cep) values('C','25','C25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6];&quot;','&quot;;[.B86];&quot;','&quot;;[.C86];&quot;','&quot;;[.D86];&quot;');&quot;)" office:value-type="string" office:string-value="insert into endereco (rua, casa, unidade, cep) values('C','26','C26','71.699-769');" calcext:value-type="string">
            <text:p>insert into endereco (rua, casa, unidade, cep) values('C','26','C26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7];&quot;','&quot;;[.B87];&quot;','&quot;;[.C87];&quot;','&quot;;[.D87];&quot;');&quot;)" office:value-type="string" office:string-value="insert into endereco (rua, casa, unidade, cep) values('C','27','C27','71.699-769');" calcext:value-type="string">
            <text:p>insert into endereco (rua, casa, unidade, cep) values('C','27','C27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8];&quot;','&quot;;[.B88];&quot;','&quot;;[.C88];&quot;','&quot;;[.D88];&quot;');&quot;)" office:value-type="string" office:string-value="insert into endereco (rua, casa, unidade, cep) values('C','28','C28','71.699-769');" calcext:value-type="string">
            <text:p>insert into endereco (rua, casa, unidade, cep) values('C','28','C28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89];&quot;','&quot;;[.B89];&quot;','&quot;;[.C89];&quot;','&quot;;[.D89];&quot;');&quot;)" office:value-type="string" office:string-value="insert into endereco (rua, casa, unidade, cep) values('C','29','C29','71.699-769');" calcext:value-type="string">
            <text:p>insert into endereco (rua, casa, unidade, cep) values('C','29','C29','71.699-76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71.699-769</text:p>
          </table:table-cell>
          <table:table-cell table:formula="of:=CONCATENATE(&quot;insert into endereco (rua, casa, unidade, cep) values('&quot;;[.A90];&quot;','&quot;;[.B90];&quot;','&quot;;[.C90];&quot;','&quot;;[.D90];&quot;');&quot;)" office:value-type="string" office:string-value="insert into endereco (rua, casa, unidade, cep) values('C','30','C30','71.699-769');" calcext:value-type="string">
            <text:p>insert into endereco (rua, casa, unidade, cep) values('C','30','C30','71.699-769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1</text:p>
          </table:table-cell>
          <table:table-cell/>
          <table:table-cell table:formula="of:=CONCATENATE(&quot;insert into endereco (rua, casa, unidade) values('&quot;;[.A91];&quot;','&quot;;[.B91];&quot;','&quot;;[.C91];&quot;');&quot;)" office:value-type="string" office:string-value="insert into endereco (rua, casa, unidade) values('D','1','D01');" calcext:value-type="string">
            <text:p>insert into endereco (rua, casa, unidade) values('D','1','D01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02</text:p>
          </table:table-cell>
          <table:table-cell/>
          <table:table-cell table:formula="of:=CONCATENATE(&quot;insert into endereco (rua, casa, unidade) values('&quot;;[.A92];&quot;','&quot;;[.B92];&quot;','&quot;;[.C92];&quot;');&quot;)" office:value-type="string" office:string-value="insert into endereco (rua, casa, unidade) values('D','2','D02');" calcext:value-type="string">
            <text:p>insert into endereco (rua, casa, unidade) values('D','2','D02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03</text:p>
          </table:table-cell>
          <table:table-cell/>
          <table:table-cell table:formula="of:=CONCATENATE(&quot;insert into endereco (rua, casa, unidade) values('&quot;;[.A93];&quot;','&quot;;[.B93];&quot;','&quot;;[.C93];&quot;');&quot;)" office:value-type="string" office:string-value="insert into endereco (rua, casa, unidade) values('D','3','D03');" calcext:value-type="string">
            <text:p>insert into endereco (rua, casa, unidade) values('D','3','D03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04</text:p>
          </table:table-cell>
          <table:table-cell/>
          <table:table-cell table:formula="of:=CONCATENATE(&quot;insert into endereco (rua, casa, unidade) values('&quot;;[.A94];&quot;','&quot;;[.B94];&quot;','&quot;;[.C94];&quot;');&quot;)" office:value-type="string" office:string-value="insert into endereco (rua, casa, unidade) values('D','4','D04');" calcext:value-type="string">
            <text:p>insert into endereco (rua, casa, unidade) values('D','4','D04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5</text:p>
          </table:table-cell>
          <table:table-cell/>
          <table:table-cell table:formula="of:=CONCATENATE(&quot;insert into endereco (rua, casa, unidade) values('&quot;;[.A95];&quot;','&quot;;[.B95];&quot;','&quot;;[.C95];&quot;');&quot;)" office:value-type="string" office:string-value="insert into endereco (rua, casa, unidade) values('D','5','D05');" calcext:value-type="string">
            <text:p>insert into endereco (rua, casa, unidade) values('D','5','D05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06</text:p>
          </table:table-cell>
          <table:table-cell/>
          <table:table-cell table:formula="of:=CONCATENATE(&quot;insert into endereco (rua, casa, unidade) values('&quot;;[.A96];&quot;','&quot;;[.B96];&quot;','&quot;;[.C96];&quot;');&quot;)" office:value-type="string" office:string-value="insert into endereco (rua, casa, unidade) values('D','6','D06');" calcext:value-type="string">
            <text:p>insert into endereco (rua, casa, unidade) values('D','6','D06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7</text:p>
          </table:table-cell>
          <table:table-cell/>
          <table:table-cell table:formula="of:=CONCATENATE(&quot;insert into endereco (rua, casa, unidade) values('&quot;;[.A97];&quot;','&quot;;[.B97];&quot;','&quot;;[.C97];&quot;');&quot;)" office:value-type="string" office:string-value="insert into endereco (rua, casa, unidade) values('D','7','D07');" calcext:value-type="string">
            <text:p>insert into endereco (rua, casa, unidade) values('D','7','D07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8</text:p>
          </table:table-cell>
          <table:table-cell/>
          <table:table-cell table:formula="of:=CONCATENATE(&quot;insert into endereco (rua, casa, unidade) values('&quot;;[.A98];&quot;','&quot;;[.B98];&quot;','&quot;;[.C98];&quot;');&quot;)" office:value-type="string" office:string-value="insert into endereco (rua, casa, unidade) values('D','8','D08');" calcext:value-type="string">
            <text:p>insert into endereco (rua, casa, unidade) values('D','8','D08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09</text:p>
          </table:table-cell>
          <table:table-cell/>
          <table:table-cell table:formula="of:=CONCATENATE(&quot;insert into endereco (rua, casa, unidade) values('&quot;;[.A99];&quot;','&quot;;[.B99];&quot;','&quot;;[.C99];&quot;');&quot;)" office:value-type="string" office:string-value="insert into endereco (rua, casa, unidade) values('D','9','D09');" calcext:value-type="string">
            <text:p>insert into endereco (rua, casa, unidade) values('D','9','D09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  <table:table-cell/>
          <table:table-cell table:formula="of:=CONCATENATE(&quot;insert into endereco (rua, casa, unidade) values('&quot;;[.A100];&quot;','&quot;;[.B100];&quot;','&quot;;[.C100];&quot;');&quot;)" office:value-type="string" office:string-value="insert into endereco (rua, casa, unidade) values('D','10','D10');" calcext:value-type="string">
            <text:p>insert into endereco (rua, casa, unidade) values('D','10','D10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  <table:table-cell/>
          <table:table-cell table:formula="of:=CONCATENATE(&quot;insert into endereco (rua, casa, unidade) values('&quot;;[.A101];&quot;','&quot;;[.B101];&quot;','&quot;;[.C101];&quot;');&quot;)" office:value-type="string" office:string-value="insert into endereco (rua, casa, unidade) values('D','11','D11');" calcext:value-type="string">
            <text:p>insert into endereco (rua, casa, unidade) values('D','11','D11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  <table:table-cell/>
          <table:table-cell table:formula="of:=CONCATENATE(&quot;insert into endereco (rua, casa, unidade) values('&quot;;[.A102];&quot;','&quot;;[.B102];&quot;','&quot;;[.C102];&quot;');&quot;)" office:value-type="string" office:string-value="insert into endereco (rua, casa, unidade) values('D','12','D12');" calcext:value-type="string">
            <text:p>insert into endereco (rua, casa, unidade) values('D','12','D12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  <table:table-cell/>
          <table:table-cell table:formula="of:=CONCATENATE(&quot;insert into endereco (rua, casa, unidade) values('&quot;;[.A103];&quot;','&quot;;[.B103];&quot;','&quot;;[.C103];&quot;');&quot;)" office:value-type="string" office:string-value="insert into endereco (rua, casa, unidade) values('D','13','D13');" calcext:value-type="string">
            <text:p>insert into endereco (rua, casa, unidade) values('D','13','D13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  <table:table-cell/>
          <table:table-cell table:formula="of:=CONCATENATE(&quot;insert into endereco (rua, casa, unidade) values('&quot;;[.A104];&quot;','&quot;;[.B104];&quot;','&quot;;[.C104];&quot;');&quot;)" office:value-type="string" office:string-value="insert into endereco (rua, casa, unidade) values('D','14','D14');" calcext:value-type="string">
            <text:p>insert into endereco (rua, casa, unidade) values('D','14','D14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/>
          <table:table-cell table:formula="of:=CONCATENATE(&quot;insert into endereco (rua, casa, unidade) values('&quot;;[.A105];&quot;','&quot;;[.B105];&quot;','&quot;;[.C105];&quot;');&quot;)" office:value-type="string" office:string-value="insert into endereco (rua, casa, unidade) values('D','15','D15');" calcext:value-type="string">
            <text:p>insert into endereco (rua, casa, unidade) values('D','15','D15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  <table:table-cell/>
          <table:table-cell table:formula="of:=CONCATENATE(&quot;insert into endereco (rua, casa, unidade) values('&quot;;[.A106];&quot;','&quot;;[.B106];&quot;','&quot;;[.C106];&quot;');&quot;)" office:value-type="string" office:string-value="insert into endereco (rua, casa, unidade) values('D','16','D16');" calcext:value-type="string">
            <text:p>insert into endereco (rua, casa, unidade) values('D','16','D16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  <table:table-cell/>
          <table:table-cell table:formula="of:=CONCATENATE(&quot;insert into endereco (rua, casa, unidade) values('&quot;;[.A107];&quot;','&quot;;[.B107];&quot;','&quot;;[.C107];&quot;');&quot;)" office:value-type="string" office:string-value="insert into endereco (rua, casa, unidade) values('D','17','D17');" calcext:value-type="string">
            <text:p>insert into endereco (rua, casa, unidade) values('D','17','D17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  <table:table-cell/>
          <table:table-cell table:formula="of:=CONCATENATE(&quot;insert into endereco (rua, casa, unidade) values('&quot;;[.A108];&quot;','&quot;;[.B108];&quot;','&quot;;[.C108];&quot;');&quot;)" office:value-type="string" office:string-value="insert into endereco (rua, casa, unidade) values('D','18','D18');" calcext:value-type="string">
            <text:p>insert into endereco (rua, casa, unidade) values('D','18','D18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9</text:p>
          </table:table-cell>
          <table:table-cell/>
          <table:table-cell table:formula="of:=CONCATENATE(&quot;insert into endereco (rua, casa, unidade) values('&quot;;[.A109];&quot;','&quot;;[.B109];&quot;','&quot;;[.C109];&quot;');&quot;)" office:value-type="string" office:string-value="insert into endereco (rua, casa, unidade) values('D','19','D19');" calcext:value-type="string">
            <text:p>insert into endereco (rua, casa, unidade) values('D','19','D19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</text:p>
          </table:table-cell>
          <table:table-cell/>
          <table:table-cell table:formula="of:=CONCATENATE(&quot;insert into endereco (rua, casa, unidade) values('&quot;;[.A110];&quot;','&quot;;[.B110];&quot;','&quot;;[.C110];&quot;');&quot;)" office:value-type="string" office:string-value="insert into endereco (rua, casa, unidade) values('D','20','D20');" calcext:value-type="string">
            <text:p>insert into endereco (rua, casa, unidade) values('D','20','D20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21</text:p>
          </table:table-cell>
          <table:table-cell/>
          <table:table-cell table:formula="of:=CONCATENATE(&quot;insert into endereco (rua, casa, unidade) values('&quot;;[.A111];&quot;','&quot;;[.B111];&quot;','&quot;;[.C111];&quot;');&quot;)" office:value-type="string" office:string-value="insert into endereco (rua, casa, unidade) values('D','21','D21');" calcext:value-type="string">
            <text:p>insert into endereco (rua, casa, unidade) values('D','21','D21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22</text:p>
          </table:table-cell>
          <table:table-cell/>
          <table:table-cell table:formula="of:=CONCATENATE(&quot;insert into endereco (rua, casa, unidade) values('&quot;;[.A112];&quot;','&quot;;[.B112];&quot;','&quot;;[.C112];&quot;');&quot;)" office:value-type="string" office:string-value="insert into endereco (rua, casa, unidade) values('D','22','D22');" calcext:value-type="string">
            <text:p>insert into endereco (rua, casa, unidade) values('D','22','D22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3</text:p>
          </table:table-cell>
          <table:table-cell/>
          <table:table-cell table:formula="of:=CONCATENATE(&quot;insert into endereco (rua, casa, unidade) values('&quot;;[.A113];&quot;','&quot;;[.B113];&quot;','&quot;;[.C113];&quot;');&quot;)" office:value-type="string" office:string-value="insert into endereco (rua, casa, unidade) values('D','23','D23');" calcext:value-type="string">
            <text:p>insert into endereco (rua, casa, unidade) values('D','23','D23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4</text:p>
          </table:table-cell>
          <table:table-cell/>
          <table:table-cell table:formula="of:=CONCATENATE(&quot;insert into endereco (rua, casa, unidade) values('&quot;;[.A114];&quot;','&quot;;[.B114];&quot;','&quot;;[.C114];&quot;');&quot;)" office:value-type="string" office:string-value="insert into endereco (rua, casa, unidade) values('D','24','D24');" calcext:value-type="string">
            <text:p>insert into endereco (rua, casa, unidade) values('D','24','D24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</text:p>
          </table:table-cell>
          <table:table-cell/>
          <table:table-cell table:formula="of:=CONCATENATE(&quot;insert into endereco (rua, casa, unidade) values('&quot;;[.A115];&quot;','&quot;;[.B115];&quot;','&quot;;[.C115];&quot;');&quot;)" office:value-type="string" office:string-value="insert into endereco (rua, casa, unidade) values('D','25','D25');" calcext:value-type="string">
            <text:p>insert into endereco (rua, casa, unidade) values('D','25','D25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26</text:p>
          </table:table-cell>
          <table:table-cell/>
          <table:table-cell table:formula="of:=CONCATENATE(&quot;insert into endereco (rua, casa, unidade) values('&quot;;[.A116];&quot;','&quot;;[.B116];&quot;','&quot;;[.C116];&quot;');&quot;)" office:value-type="string" office:string-value="insert into endereco (rua, casa, unidade) values('D','26','D26');" calcext:value-type="string">
            <text:p>insert into endereco (rua, casa, unidade) values('D','26','D26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7</text:p>
          </table:table-cell>
          <table:table-cell/>
          <table:table-cell table:formula="of:=CONCATENATE(&quot;insert into endereco (rua, casa, unidade) values('&quot;;[.A117];&quot;','&quot;;[.B117];&quot;','&quot;;[.C117];&quot;');&quot;)" office:value-type="string" office:string-value="insert into endereco (rua, casa, unidade) values('D','27','D27');" calcext:value-type="string">
            <text:p>insert into endereco (rua, casa, unidade) values('D','27','D27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8</text:p>
          </table:table-cell>
          <table:table-cell/>
          <table:table-cell table:formula="of:=CONCATENATE(&quot;insert into endereco (rua, casa, unidade) values('&quot;;[.A118];&quot;','&quot;;[.B118];&quot;','&quot;;[.C118];&quot;');&quot;)" office:value-type="string" office:string-value="insert into endereco (rua, casa, unidade) values('D','28','D28');" calcext:value-type="string">
            <text:p>insert into endereco (rua, casa, unidade) values('D','28','D28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29</text:p>
          </table:table-cell>
          <table:table-cell/>
          <table:table-cell table:formula="of:=CONCATENATE(&quot;insert into endereco (rua, casa, unidade) values('&quot;;[.A119];&quot;','&quot;;[.B119];&quot;','&quot;;[.C119];&quot;');&quot;)" office:value-type="string" office:string-value="insert into endereco (rua, casa, unidade) values('D','29','D29');" calcext:value-type="string">
            <text:p>insert into endereco (rua, casa, unidade) values('D','29','D29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0</text:p>
          </table:table-cell>
          <table:table-cell/>
          <table:table-cell table:formula="of:=CONCATENATE(&quot;insert into endereco (rua, casa, unidade) values('&quot;;[.A120];&quot;','&quot;;[.B120];&quot;','&quot;;[.C120];&quot;');&quot;)" office:value-type="string" office:string-value="insert into endereco (rua, casa, unidade) values('D','30','D30');" calcext:value-type="string">
            <text:p>insert into endereco (rua, casa, unidade) values('D','30','D30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1</text:p>
          </table:table-cell>
          <table:table-cell/>
          <table:table-cell table:formula="of:=CONCATENATE(&quot;insert into endereco (rua, casa, unidade) values('&quot;;[.A121];&quot;','&quot;;[.B121];&quot;','&quot;;[.C121];&quot;');&quot;)" office:value-type="string" office:string-value="insert into endereco (rua, casa, unidade) values('C','1','C01');" calcext:value-type="string">
            <text:p>insert into endereco (rua, casa, unidade) values('C','1','C01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2</text:p>
          </table:table-cell>
          <table:table-cell/>
          <table:table-cell table:formula="of:=CONCATENATE(&quot;insert into endereco (rua, casa, unidade) values('&quot;;[.A122];&quot;','&quot;;[.B122];&quot;','&quot;;[.C122];&quot;');&quot;)" office:value-type="string" office:string-value="insert into endereco (rua, casa, unidade) values('C','2','C02');" calcext:value-type="string">
            <text:p>insert into endereco (rua, casa, unidade) values('C','2','C02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3</text:p>
          </table:table-cell>
          <table:table-cell/>
          <table:table-cell table:formula="of:=CONCATENATE(&quot;insert into endereco (rua, casa, unidade) values('&quot;;[.A123];&quot;','&quot;;[.B123];&quot;','&quot;;[.C123];&quot;');&quot;)" office:value-type="string" office:string-value="insert into endereco (rua, casa, unidade) values('C','3','C03');" calcext:value-type="string">
            <text:p>insert into endereco (rua, casa, unidade) values('C','3','C03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4</text:p>
          </table:table-cell>
          <table:table-cell/>
          <table:table-cell table:formula="of:=CONCATENATE(&quot;insert into endereco (rua, casa, unidade) values('&quot;;[.A124];&quot;','&quot;;[.B124];&quot;','&quot;;[.C124];&quot;');&quot;)" office:value-type="string" office:string-value="insert into endereco (rua, casa, unidade) values('C','4','C04');" calcext:value-type="string">
            <text:p>insert into endereco (rua, casa, unidade) values('C','4','C04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05</text:p>
          </table:table-cell>
          <table:table-cell/>
          <table:table-cell table:formula="of:=CONCATENATE(&quot;insert into endereco (rua, casa, unidade) values('&quot;;[.A125];&quot;','&quot;;[.B125];&quot;','&quot;;[.C125];&quot;');&quot;)" office:value-type="string" office:string-value="insert into endereco (rua, casa, unidade) values('C','5','C05');" calcext:value-type="string">
            <text:p>insert into endereco (rua, casa, unidade) values('C','5','C05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</text:p>
          </table:table-cell>
          <table:table-cell/>
          <table:table-cell table:formula="of:=CONCATENATE(&quot;insert into endereco (rua, casa, unidade) values('&quot;;[.A126];&quot;','&quot;;[.B126];&quot;','&quot;;[.C126];&quot;');&quot;)" office:value-type="string" office:string-value="insert into endereco (rua, casa, unidade) values('C','6','C06');" calcext:value-type="string">
            <text:p>insert into endereco (rua, casa, unidade) values('C','6','C06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07</text:p>
          </table:table-cell>
          <table:table-cell/>
          <table:table-cell table:formula="of:=CONCATENATE(&quot;insert into endereco (rua, casa, unidade) values('&quot;;[.A127];&quot;','&quot;;[.B127];&quot;','&quot;;[.C127];&quot;');&quot;)" office:value-type="string" office:string-value="insert into endereco (rua, casa, unidade) values('C','7','C07');" calcext:value-type="string">
            <text:p>insert into endereco (rua, casa, unidade) values('C','7','C07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08</text:p>
          </table:table-cell>
          <table:table-cell/>
          <table:table-cell table:formula="of:=CONCATENATE(&quot;insert into endereco (rua, casa, unidade) values('&quot;;[.A128];&quot;','&quot;;[.B128];&quot;','&quot;;[.C128];&quot;');&quot;)" office:value-type="string" office:string-value="insert into endereco (rua, casa, unidade) values('C','8','C08');" calcext:value-type="string">
            <text:p>insert into endereco (rua, casa, unidade) values('C','8','C08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09</text:p>
          </table:table-cell>
          <table:table-cell/>
          <table:table-cell table:formula="of:=CONCATENATE(&quot;insert into endereco (rua, casa, unidade) values('&quot;;[.A129];&quot;','&quot;;[.B129];&quot;','&quot;;[.C129];&quot;');&quot;)" office:value-type="string" office:string-value="insert into endereco (rua, casa, unidade) values('C','9','C09');" calcext:value-type="string">
            <text:p>insert into endereco (rua, casa, unidade) values('C','9','C0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  <table:table-cell/>
          <table:table-cell table:formula="of:=CONCATENATE(&quot;insert into endereco (rua, casa, unidade) values('&quot;;[.A130];&quot;','&quot;;[.B130];&quot;','&quot;;[.C130];&quot;');&quot;)" office:value-type="string" office:string-value="insert into endereco (rua, casa, unidade) values('C','10','C10');" calcext:value-type="string">
            <text:p>insert into endereco (rua, casa, unidade) values('C','10','C10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  <table:table-cell/>
          <table:table-cell table:formula="of:=CONCATENATE(&quot;insert into endereco (rua, casa, unidade) values('&quot;;[.A131];&quot;','&quot;;[.B131];&quot;','&quot;;[.C131];&quot;');&quot;)" office:value-type="string" office:string-value="insert into endereco (rua, casa, unidade) values('C','11','C11');" calcext:value-type="string">
            <text:p>insert into endereco (rua, casa, unidade) values('C','11','C11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  <table:table-cell/>
          <table:table-cell table:formula="of:=CONCATENATE(&quot;insert into endereco (rua, casa, unidade) values('&quot;;[.A132];&quot;','&quot;;[.B132];&quot;','&quot;;[.C132];&quot;');&quot;)" office:value-type="string" office:string-value="insert into endereco (rua, casa, unidade) values('C','12','C12');" calcext:value-type="string">
            <text:p>insert into endereco (rua, casa, unidade) values('C','12','C12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  <table:table-cell/>
          <table:table-cell table:formula="of:=CONCATENATE(&quot;insert into endereco (rua, casa, unidade) values('&quot;;[.A133];&quot;','&quot;;[.B133];&quot;','&quot;;[.C133];&quot;');&quot;)" office:value-type="string" office:string-value="insert into endereco (rua, casa, unidade) values('C','13','C13');" calcext:value-type="string">
            <text:p>insert into endereco (rua, casa, unidade) values('C','13','C13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/>
          <table:table-cell table:formula="of:=CONCATENATE(&quot;insert into endereco (rua, casa, unidade) values('&quot;;[.A134];&quot;','&quot;;[.B134];&quot;','&quot;;[.C134];&quot;');&quot;)" office:value-type="string" office:string-value="insert into endereco (rua, casa, unidade) values('C','14','C14');" calcext:value-type="string">
            <text:p>insert into endereco (rua, casa, unidade) values('C','14','C14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  <table:table-cell/>
          <table:table-cell table:formula="of:=CONCATENATE(&quot;insert into endereco (rua, casa, unidade) values('&quot;;[.A135];&quot;','&quot;;[.B135];&quot;','&quot;;[.C135];&quot;');&quot;)" office:value-type="string" office:string-value="insert into endereco (rua, casa, unidade) values('C','15','C15');" calcext:value-type="string">
            <text:p>insert into endereco (rua, casa, unidade) values('C','15','C15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  <table:table-cell/>
          <table:table-cell table:formula="of:=CONCATENATE(&quot;insert into endereco (rua, casa, unidade) values('&quot;;[.A136];&quot;','&quot;;[.B136];&quot;','&quot;;[.C136];&quot;');&quot;)" office:value-type="string" office:string-value="insert into endereco (rua, casa, unidade) values('C','16','C16');" calcext:value-type="string">
            <text:p>insert into endereco (rua, casa, unidade) values('C','16','C16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  <table:table-cell/>
          <table:table-cell table:formula="of:=CONCATENATE(&quot;insert into endereco (rua, casa, unidade) values('&quot;;[.A137];&quot;','&quot;;[.B137];&quot;','&quot;;[.C137];&quot;');&quot;)" office:value-type="string" office:string-value="insert into endereco (rua, casa, unidade) values('C','17','C17');" calcext:value-type="string">
            <text:p>insert into endereco (rua, casa, unidade) values('C','17','C17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  <table:table-cell/>
          <table:table-cell table:formula="of:=CONCATENATE(&quot;insert into endereco (rua, casa, unidade) values('&quot;;[.A138];&quot;','&quot;;[.B138];&quot;','&quot;;[.C138];&quot;');&quot;)" office:value-type="string" office:string-value="insert into endereco (rua, casa, unidade) values('C','18','C18');" calcext:value-type="string">
            <text:p>insert into endereco (rua, casa, unidade) values('C','18','C18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9</text:p>
          </table:table-cell>
          <table:table-cell/>
          <table:table-cell table:formula="of:=CONCATENATE(&quot;insert into endereco (rua, casa, unidade) values('&quot;;[.A139];&quot;','&quot;;[.B139];&quot;','&quot;;[.C139];&quot;');&quot;)" office:value-type="string" office:string-value="insert into endereco (rua, casa, unidade) values('C','19','C19');" calcext:value-type="string">
            <text:p>insert into endereco (rua, casa, unidade) values('C','19','C1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20</text:p>
          </table:table-cell>
          <table:table-cell/>
          <table:table-cell table:formula="of:=CONCATENATE(&quot;insert into endereco (rua, casa, unidade) values('&quot;;[.A140];&quot;','&quot;;[.B140];&quot;','&quot;;[.C140];&quot;');&quot;)" office:value-type="string" office:string-value="insert into endereco (rua, casa, unidade) values('C','20','C20');" calcext:value-type="string">
            <text:p>insert into endereco (rua, casa, unidade) values('C','20','C20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21</text:p>
          </table:table-cell>
          <table:table-cell/>
          <table:table-cell table:formula="of:=CONCATENATE(&quot;insert into endereco (rua, casa, unidade) values('&quot;;[.A141];&quot;','&quot;;[.B141];&quot;','&quot;;[.C141];&quot;');&quot;)" office:value-type="string" office:string-value="insert into endereco (rua, casa, unidade) values('C','21','C21');" calcext:value-type="string">
            <text:p>insert into endereco (rua, casa, unidade) values('C','21','C21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22</text:p>
          </table:table-cell>
          <table:table-cell/>
          <table:table-cell table:formula="of:=CONCATENATE(&quot;insert into endereco (rua, casa, unidade) values('&quot;;[.A142];&quot;','&quot;;[.B142];&quot;','&quot;;[.C142];&quot;');&quot;)" office:value-type="string" office:string-value="insert into endereco (rua, casa, unidade) values('C','22','C22');" calcext:value-type="string">
            <text:p>insert into endereco (rua, casa, unidade) values('C','22','C22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23</text:p>
          </table:table-cell>
          <table:table-cell/>
          <table:table-cell table:formula="of:=CONCATENATE(&quot;insert into endereco (rua, casa, unidade) values('&quot;;[.A143];&quot;','&quot;;[.B143];&quot;','&quot;;[.C143];&quot;');&quot;)" office:value-type="string" office:string-value="insert into endereco (rua, casa, unidade) values('C','23','C23');" calcext:value-type="string">
            <text:p>insert into endereco (rua, casa, unidade) values('C','23','C23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24</text:p>
          </table:table-cell>
          <table:table-cell/>
          <table:table-cell table:formula="of:=CONCATENATE(&quot;insert into endereco (rua, casa, unidade) values('&quot;;[.A144];&quot;','&quot;;[.B144];&quot;','&quot;;[.C144];&quot;');&quot;)" office:value-type="string" office:string-value="insert into endereco (rua, casa, unidade) values('C','24','C24');" calcext:value-type="string">
            <text:p>insert into endereco (rua, casa, unidade) values('C','24','C24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25</text:p>
          </table:table-cell>
          <table:table-cell/>
          <table:table-cell table:formula="of:=CONCATENATE(&quot;insert into endereco (rua, casa, unidade) values('&quot;;[.A145];&quot;','&quot;;[.B145];&quot;','&quot;;[.C145];&quot;');&quot;)" office:value-type="string" office:string-value="insert into endereco (rua, casa, unidade) values('C','25','C25');" calcext:value-type="string">
            <text:p>insert into endereco (rua, casa, unidade) values('C','25','C25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26</text:p>
          </table:table-cell>
          <table:table-cell/>
          <table:table-cell table:formula="of:=CONCATENATE(&quot;insert into endereco (rua, casa, unidade) values('&quot;;[.A146];&quot;','&quot;;[.B146];&quot;','&quot;;[.C146];&quot;');&quot;)" office:value-type="string" office:string-value="insert into endereco (rua, casa, unidade) values('C','26','C26');" calcext:value-type="string">
            <text:p>insert into endereco (rua, casa, unidade) values('C','26','C26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27</text:p>
          </table:table-cell>
          <table:table-cell/>
          <table:table-cell table:formula="of:=CONCATENATE(&quot;insert into endereco (rua, casa, unidade) values('&quot;;[.A147];&quot;','&quot;;[.B147];&quot;','&quot;;[.C147];&quot;');&quot;)" office:value-type="string" office:string-value="insert into endereco (rua, casa, unidade) values('C','27','C27');" calcext:value-type="string">
            <text:p>insert into endereco (rua, casa, unidade) values('C','27','C27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28</text:p>
          </table:table-cell>
          <table:table-cell/>
          <table:table-cell table:formula="of:=CONCATENATE(&quot;insert into endereco (rua, casa, unidade) values('&quot;;[.A148];&quot;','&quot;;[.B148];&quot;','&quot;;[.C148];&quot;');&quot;)" office:value-type="string" office:string-value="insert into endereco (rua, casa, unidade) values('C','28','C28');" calcext:value-type="string">
            <text:p>insert into endereco (rua, casa, unidade) values('C','28','C28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29</text:p>
          </table:table-cell>
          <table:table-cell/>
          <table:table-cell table:formula="of:=CONCATENATE(&quot;insert into endereco (rua, casa, unidade) values('&quot;;[.A149];&quot;','&quot;;[.B149];&quot;','&quot;;[.C149];&quot;');&quot;)" office:value-type="string" office:string-value="insert into endereco (rua, casa, unidade) values('C','29','C29');" calcext:value-type="string">
            <text:p>insert into endereco (rua, casa, unidade) values('C','29','C29')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30</text:p>
          </table:table-cell>
          <table:table-cell/>
          <table:table-cell table:formula="of:=CONCATENATE(&quot;insert into endereco (rua, casa, unidade) values('&quot;;[.A150];&quot;','&quot;;[.B150];&quot;','&quot;;[.C150];&quot;');&quot;)" office:value-type="string" office:string-value="insert into endereco (rua, casa, unidade) values('C','30','C30');" calcext:value-type="string">
            <text:p>insert into endereco (rua, casa, unidade) values('C','30','C30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1</text:p>
          </table:table-cell>
          <table:table-cell/>
          <table:table-cell table:formula="of:=CONCATENATE(&quot;insert into endereco (rua, casa, unidade) values('&quot;;[.A151];&quot;','&quot;;[.B151];&quot;','&quot;;[.C151];&quot;');&quot;)" office:value-type="string" office:string-value="insert into endereco (rua, casa, unidade) values('D','1','D01');" calcext:value-type="string">
            <text:p>insert into endereco (rua, casa, unidade) values('D','1','D01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02</text:p>
          </table:table-cell>
          <table:table-cell/>
          <table:table-cell table:formula="of:=CONCATENATE(&quot;insert into endereco (rua, casa, unidade) values('&quot;;[.A152];&quot;','&quot;;[.B152];&quot;','&quot;;[.C152];&quot;');&quot;)" office:value-type="string" office:string-value="insert into endereco (rua, casa, unidade) values('D','2','D02');" calcext:value-type="string">
            <text:p>insert into endereco (rua, casa, unidade) values('D','2','D02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03</text:p>
          </table:table-cell>
          <table:table-cell/>
          <table:table-cell table:formula="of:=CONCATENATE(&quot;insert into endereco (rua, casa, unidade) values('&quot;;[.A153];&quot;','&quot;;[.B153];&quot;','&quot;;[.C153];&quot;');&quot;)" office:value-type="string" office:string-value="insert into endereco (rua, casa, unidade) values('D','3','D03');" calcext:value-type="string">
            <text:p>insert into endereco (rua, casa, unidade) values('D','3','D03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04</text:p>
          </table:table-cell>
          <table:table-cell/>
          <table:table-cell table:formula="of:=CONCATENATE(&quot;insert into endereco (rua, casa, unidade) values('&quot;;[.A154];&quot;','&quot;;[.B154];&quot;','&quot;;[.C154];&quot;');&quot;)" office:value-type="string" office:string-value="insert into endereco (rua, casa, unidade) values('D','4','D04');" calcext:value-type="string">
            <text:p>insert into endereco (rua, casa, unidade) values('D','4','D04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5</text:p>
          </table:table-cell>
          <table:table-cell/>
          <table:table-cell table:formula="of:=CONCATENATE(&quot;insert into endereco (rua, casa, unidade) values('&quot;;[.A155];&quot;','&quot;;[.B155];&quot;','&quot;;[.C155];&quot;');&quot;)" office:value-type="string" office:string-value="insert into endereco (rua, casa, unidade) values('D','5','D05');" calcext:value-type="string">
            <text:p>insert into endereco (rua, casa, unidade) values('D','5','D05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06</text:p>
          </table:table-cell>
          <table:table-cell/>
          <table:table-cell table:formula="of:=CONCATENATE(&quot;insert into endereco (rua, casa, unidade) values('&quot;;[.A156];&quot;','&quot;;[.B156];&quot;','&quot;;[.C156];&quot;');&quot;)" office:value-type="string" office:string-value="insert into endereco (rua, casa, unidade) values('D','6','D06');" calcext:value-type="string">
            <text:p>insert into endereco (rua, casa, unidade) values('D','6','D06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7</text:p>
          </table:table-cell>
          <table:table-cell/>
          <table:table-cell table:formula="of:=CONCATENATE(&quot;insert into endereco (rua, casa, unidade) values('&quot;;[.A157];&quot;','&quot;;[.B157];&quot;','&quot;;[.C157];&quot;');&quot;)" office:value-type="string" office:string-value="insert into endereco (rua, casa, unidade) values('D','7','D07');" calcext:value-type="string">
            <text:p>insert into endereco (rua, casa, unidade) values('D','7','D07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8</text:p>
          </table:table-cell>
          <table:table-cell/>
          <table:table-cell table:formula="of:=CONCATENATE(&quot;insert into endereco (rua, casa, unidade) values('&quot;;[.A158];&quot;','&quot;;[.B158];&quot;','&quot;;[.C158];&quot;');&quot;)" office:value-type="string" office:string-value="insert into endereco (rua, casa, unidade) values('D','8','D08');" calcext:value-type="string">
            <text:p>insert into endereco (rua, casa, unidade) values('D','8','D08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09</text:p>
          </table:table-cell>
          <table:table-cell/>
          <table:table-cell table:formula="of:=CONCATENATE(&quot;insert into endereco (rua, casa, unidade) values('&quot;;[.A159];&quot;','&quot;;[.B159];&quot;','&quot;;[.C159];&quot;');&quot;)" office:value-type="string" office:string-value="insert into endereco (rua, casa, unidade) values('D','9','D09');" calcext:value-type="string">
            <text:p>insert into endereco (rua, casa, unidade) values('D','9','D09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  <table:table-cell/>
          <table:table-cell table:formula="of:=CONCATENATE(&quot;insert into endereco (rua, casa, unidade) values('&quot;;[.A160];&quot;','&quot;;[.B160];&quot;','&quot;;[.C160];&quot;');&quot;)" office:value-type="string" office:string-value="insert into endereco (rua, casa, unidade) values('D','10','D10');" calcext:value-type="string">
            <text:p>insert into endereco (rua, casa, unidade) values('D','10','D10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  <table:table-cell/>
          <table:table-cell table:formula="of:=CONCATENATE(&quot;insert into endereco (rua, casa, unidade) values('&quot;;[.A161];&quot;','&quot;;[.B161];&quot;','&quot;;[.C161];&quot;');&quot;)" office:value-type="string" office:string-value="insert into endereco (rua, casa, unidade) values('D','11','D11');" calcext:value-type="string">
            <text:p>insert into endereco (rua, casa, unidade) values('D','11','D11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  <table:table-cell/>
          <table:table-cell table:formula="of:=CONCATENATE(&quot;insert into endereco (rua, casa, unidade) values('&quot;;[.A162];&quot;','&quot;;[.B162];&quot;','&quot;;[.C162];&quot;');&quot;)" office:value-type="string" office:string-value="insert into endereco (rua, casa, unidade) values('D','12','D12');" calcext:value-type="string">
            <text:p>insert into endereco (rua, casa, unidade) values('D','12','D12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  <table:table-cell/>
          <table:table-cell table:formula="of:=CONCATENATE(&quot;insert into endereco (rua, casa, unidade) values('&quot;;[.A163];&quot;','&quot;;[.B163];&quot;','&quot;;[.C163];&quot;');&quot;)" office:value-type="string" office:string-value="insert into endereco (rua, casa, unidade) values('D','13','D13');" calcext:value-type="string">
            <text:p>insert into endereco (rua, casa, unidade) values('D','13','D13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  <table:table-cell/>
          <table:table-cell table:formula="of:=CONCATENATE(&quot;insert into endereco (rua, casa, unidade) values('&quot;;[.A164];&quot;','&quot;;[.B164];&quot;','&quot;;[.C164];&quot;');&quot;)" office:value-type="string" office:string-value="insert into endereco (rua, casa, unidade) values('D','14','D14');" calcext:value-type="string">
            <text:p>insert into endereco (rua, casa, unidade) values('D','14','D14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/>
          <table:table-cell table:formula="of:=CONCATENATE(&quot;insert into endereco (rua, casa, unidade) values('&quot;;[.A165];&quot;','&quot;;[.B165];&quot;','&quot;;[.C165];&quot;');&quot;)" office:value-type="string" office:string-value="insert into endereco (rua, casa, unidade) values('D','15','D15');" calcext:value-type="string">
            <text:p>insert into endereco (rua, casa, unidade) values('D','15','D15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  <table:table-cell/>
          <table:table-cell table:formula="of:=CONCATENATE(&quot;insert into endereco (rua, casa, unidade) values('&quot;;[.A166];&quot;','&quot;;[.B166];&quot;','&quot;;[.C166];&quot;');&quot;)" office:value-type="string" office:string-value="insert into endereco (rua, casa, unidade) values('D','16','D16');" calcext:value-type="string">
            <text:p>insert into endereco (rua, casa, unidade) values('D','16','D16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  <table:table-cell/>
          <table:table-cell table:formula="of:=CONCATENATE(&quot;insert into endereco (rua, casa, unidade) values('&quot;;[.A167];&quot;','&quot;;[.B167];&quot;','&quot;;[.C167];&quot;');&quot;)" office:value-type="string" office:string-value="insert into endereco (rua, casa, unidade) values('D','17','D17');" calcext:value-type="string">
            <text:p>insert into endereco (rua, casa, unidade) values('D','17','D17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  <table:table-cell/>
          <table:table-cell table:formula="of:=CONCATENATE(&quot;insert into endereco (rua, casa, unidade) values('&quot;;[.A168];&quot;','&quot;;[.B168];&quot;','&quot;;[.C168];&quot;');&quot;)" office:value-type="string" office:string-value="insert into endereco (rua, casa, unidade) values('D','18','D18');" calcext:value-type="string">
            <text:p>insert into endereco (rua, casa, unidade) values('D','18','D18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9</text:p>
          </table:table-cell>
          <table:table-cell/>
          <table:table-cell table:formula="of:=CONCATENATE(&quot;insert into endereco (rua, casa, unidade) values('&quot;;[.A169];&quot;','&quot;;[.B169];&quot;','&quot;;[.C169];&quot;');&quot;)" office:value-type="string" office:string-value="insert into endereco (rua, casa, unidade) values('D','19','D19');" calcext:value-type="string">
            <text:p>insert into endereco (rua, casa, unidade) values('D','19','D19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20</text:p>
          </table:table-cell>
          <table:table-cell/>
          <table:table-cell table:formula="of:=CONCATENATE(&quot;insert into endereco (rua, casa, unidade) values('&quot;;[.A170];&quot;','&quot;;[.B170];&quot;','&quot;;[.C170];&quot;');&quot;)" office:value-type="string" office:string-value="insert into endereco (rua, casa, unidade) values('D','20','D20');" calcext:value-type="string">
            <text:p>insert into endereco (rua, casa, unidade) values('D','20','D20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21</text:p>
          </table:table-cell>
          <table:table-cell/>
          <table:table-cell table:formula="of:=CONCATENATE(&quot;insert into endereco (rua, casa, unidade) values('&quot;;[.A171];&quot;','&quot;;[.B171];&quot;','&quot;;[.C171];&quot;');&quot;)" office:value-type="string" office:string-value="insert into endereco (rua, casa, unidade) values('D','21','D21');" calcext:value-type="string">
            <text:p>insert into endereco (rua, casa, unidade) values('D','21','D21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22</text:p>
          </table:table-cell>
          <table:table-cell/>
          <table:table-cell table:formula="of:=CONCATENATE(&quot;insert into endereco (rua, casa, unidade) values('&quot;;[.A172];&quot;','&quot;;[.B172];&quot;','&quot;;[.C172];&quot;');&quot;)" office:value-type="string" office:string-value="insert into endereco (rua, casa, unidade) values('D','22','D22');" calcext:value-type="string">
            <text:p>insert into endereco (rua, casa, unidade) values('D','22','D22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3</text:p>
          </table:table-cell>
          <table:table-cell/>
          <table:table-cell table:formula="of:=CONCATENATE(&quot;insert into endereco (rua, casa, unidade) values('&quot;;[.A173];&quot;','&quot;;[.B173];&quot;','&quot;;[.C173];&quot;');&quot;)" office:value-type="string" office:string-value="insert into endereco (rua, casa, unidade) values('D','23','D23');" calcext:value-type="string">
            <text:p>insert into endereco (rua, casa, unidade) values('D','23','D23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4</text:p>
          </table:table-cell>
          <table:table-cell/>
          <table:table-cell table:formula="of:=CONCATENATE(&quot;insert into endereco (rua, casa, unidade) values('&quot;;[.A174];&quot;','&quot;;[.B174];&quot;','&quot;;[.C174];&quot;');&quot;)" office:value-type="string" office:string-value="insert into endereco (rua, casa, unidade) values('D','24','D24');" calcext:value-type="string">
            <text:p>insert into endereco (rua, casa, unidade) values('D','24','D24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5</text:p>
          </table:table-cell>
          <table:table-cell/>
          <table:table-cell table:formula="of:=CONCATENATE(&quot;insert into endereco (rua, casa, unidade) values('&quot;;[.A175];&quot;','&quot;;[.B175];&quot;','&quot;;[.C175];&quot;');&quot;)" office:value-type="string" office:string-value="insert into endereco (rua, casa, unidade) values('D','25','D25');" calcext:value-type="string">
            <text:p>insert into endereco (rua, casa, unidade) values('D','25','D25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26</text:p>
          </table:table-cell>
          <table:table-cell/>
          <table:table-cell table:formula="of:=CONCATENATE(&quot;insert into endereco (rua, casa, unidade) values('&quot;;[.A176];&quot;','&quot;;[.B176];&quot;','&quot;;[.C176];&quot;');&quot;)" office:value-type="string" office:string-value="insert into endereco (rua, casa, unidade) values('D','26','D26');" calcext:value-type="string">
            <text:p>insert into endereco (rua, casa, unidade) values('D','26','D26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7</text:p>
          </table:table-cell>
          <table:table-cell/>
          <table:table-cell table:formula="of:=CONCATENATE(&quot;insert into endereco (rua, casa, unidade) values('&quot;;[.A177];&quot;','&quot;;[.B177];&quot;','&quot;;[.C177];&quot;');&quot;)" office:value-type="string" office:string-value="insert into endereco (rua, casa, unidade) values('D','27','D27');" calcext:value-type="string">
            <text:p>insert into endereco (rua, casa, unidade) values('D','27','D27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8</text:p>
          </table:table-cell>
          <table:table-cell/>
          <table:table-cell table:formula="of:=CONCATENATE(&quot;insert into endereco (rua, casa, unidade) values('&quot;;[.A178];&quot;','&quot;;[.B178];&quot;','&quot;;[.C178];&quot;');&quot;)" office:value-type="string" office:string-value="insert into endereco (rua, casa, unidade) values('D','28','D28');" calcext:value-type="string">
            <text:p>insert into endereco (rua, casa, unidade) values('D','28','D28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29</text:p>
          </table:table-cell>
          <table:table-cell/>
          <table:table-cell table:formula="of:=CONCATENATE(&quot;insert into endereco (rua, casa, unidade) values('&quot;;[.A179];&quot;','&quot;;[.B179];&quot;','&quot;;[.C179];&quot;');&quot;)" office:value-type="string" office:string-value="insert into endereco (rua, casa, unidade) values('D','29','D29');" calcext:value-type="string">
            <text:p>insert into endereco (rua, casa, unidade) values('D','29','D29')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0</text:p>
          </table:table-cell>
          <table:table-cell/>
          <table:table-cell table:formula="of:=CONCATENATE(&quot;insert into endereco (rua, casa, unidade) values('&quot;;[.A180];&quot;','&quot;;[.B180];&quot;','&quot;;[.C180];&quot;');&quot;)" office:value-type="string" office:string-value="insert into endereco (rua, casa, unidade) values('D','30','D30');" calcext:value-type="string">
            <text:p>insert into endereco (rua, casa, unidade) values('D','30','D30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1];&quot;','&quot;;[.B181];&quot;','&quot;;[.C18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2];&quot;','&quot;;[.B182];&quot;','&quot;;[.C18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3];&quot;','&quot;;[.B183];&quot;','&quot;;[.C18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4];&quot;','&quot;;[.B184];&quot;','&quot;;[.C18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5];&quot;','&quot;;[.B185];&quot;','&quot;;[.C18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6];&quot;','&quot;;[.B186];&quot;','&quot;;[.C18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7];&quot;','&quot;;[.B187];&quot;','&quot;;[.C18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8];&quot;','&quot;;[.B188];&quot;','&quot;;[.C18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89];&quot;','&quot;;[.B189];&quot;','&quot;;[.C18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0];&quot;','&quot;;[.B190];&quot;','&quot;;[.C19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1];&quot;','&quot;;[.B191];&quot;','&quot;;[.C19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2];&quot;','&quot;;[.B192];&quot;','&quot;;[.C19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3];&quot;','&quot;;[.B193];&quot;','&quot;;[.C19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4];&quot;','&quot;;[.B194];&quot;','&quot;;[.C19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5];&quot;','&quot;;[.B195];&quot;','&quot;;[.C19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6];&quot;','&quot;;[.B196];&quot;','&quot;;[.C19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7];&quot;','&quot;;[.B197];&quot;','&quot;;[.C19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8];&quot;','&quot;;[.B198];&quot;','&quot;;[.C19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199];&quot;','&quot;;[.B199];&quot;','&quot;;[.C19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0];&quot;','&quot;;[.B200];&quot;','&quot;;[.C20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1];&quot;','&quot;;[.B201];&quot;','&quot;;[.C20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2];&quot;','&quot;;[.B202];&quot;','&quot;;[.C20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3];&quot;','&quot;;[.B203];&quot;','&quot;;[.C20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4];&quot;','&quot;;[.B204];&quot;','&quot;;[.C20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5];&quot;','&quot;;[.B205];&quot;','&quot;;[.C20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6];&quot;','&quot;;[.B206];&quot;','&quot;;[.C20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7];&quot;','&quot;;[.B207];&quot;','&quot;;[.C20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8];&quot;','&quot;;[.B208];&quot;','&quot;;[.C20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09];&quot;','&quot;;[.B209];&quot;','&quot;;[.C20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0];&quot;','&quot;;[.B210];&quot;','&quot;;[.C21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1];&quot;','&quot;;[.B211];&quot;','&quot;;[.C21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2];&quot;','&quot;;[.B212];&quot;','&quot;;[.C21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3];&quot;','&quot;;[.B213];&quot;','&quot;;[.C21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4];&quot;','&quot;;[.B214];&quot;','&quot;;[.C21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5];&quot;','&quot;;[.B215];&quot;','&quot;;[.C21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6];&quot;','&quot;;[.B216];&quot;','&quot;;[.C21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7];&quot;','&quot;;[.B217];&quot;','&quot;;[.C21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8];&quot;','&quot;;[.B218];&quot;','&quot;;[.C21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19];&quot;','&quot;;[.B219];&quot;','&quot;;[.C21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0];&quot;','&quot;;[.B220];&quot;','&quot;;[.C22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1];&quot;','&quot;;[.B221];&quot;','&quot;;[.C22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2];&quot;','&quot;;[.B222];&quot;','&quot;;[.C22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3];&quot;','&quot;;[.B223];&quot;','&quot;;[.C22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4];&quot;','&quot;;[.B224];&quot;','&quot;;[.C22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5];&quot;','&quot;;[.B225];&quot;','&quot;;[.C22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6];&quot;','&quot;;[.B226];&quot;','&quot;;[.C22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7];&quot;','&quot;;[.B227];&quot;','&quot;;[.C22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8];&quot;','&quot;;[.B228];&quot;','&quot;;[.C22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29];&quot;','&quot;;[.B229];&quot;','&quot;;[.C22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0];&quot;','&quot;;[.B230];&quot;','&quot;;[.C23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1];&quot;','&quot;;[.B231];&quot;','&quot;;[.C23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2];&quot;','&quot;;[.B232];&quot;','&quot;;[.C23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3];&quot;','&quot;;[.B233];&quot;','&quot;;[.C23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4];&quot;','&quot;;[.B234];&quot;','&quot;;[.C23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5];&quot;','&quot;;[.B235];&quot;','&quot;;[.C23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6];&quot;','&quot;;[.B236];&quot;','&quot;;[.C23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7];&quot;','&quot;;[.B237];&quot;','&quot;;[.C23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8];&quot;','&quot;;[.B238];&quot;','&quot;;[.C23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39];&quot;','&quot;;[.B239];&quot;','&quot;;[.C23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0];&quot;','&quot;;[.B240];&quot;','&quot;;[.C24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1];&quot;','&quot;;[.B241];&quot;','&quot;;[.C24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2];&quot;','&quot;;[.B242];&quot;','&quot;;[.C24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3];&quot;','&quot;;[.B243];&quot;','&quot;;[.C24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4];&quot;','&quot;;[.B244];&quot;','&quot;;[.C24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5];&quot;','&quot;;[.B245];&quot;','&quot;;[.C24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6];&quot;','&quot;;[.B246];&quot;','&quot;;[.C24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7];&quot;','&quot;;[.B247];&quot;','&quot;;[.C24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8];&quot;','&quot;;[.B248];&quot;','&quot;;[.C24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49];&quot;','&quot;;[.B249];&quot;','&quot;;[.C24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0];&quot;','&quot;;[.B250];&quot;','&quot;;[.C25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1];&quot;','&quot;;[.B251];&quot;','&quot;;[.C25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2];&quot;','&quot;;[.B252];&quot;','&quot;;[.C25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3];&quot;','&quot;;[.B253];&quot;','&quot;;[.C25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4];&quot;','&quot;;[.B254];&quot;','&quot;;[.C25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5];&quot;','&quot;;[.B255];&quot;','&quot;;[.C25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6];&quot;','&quot;;[.B256];&quot;','&quot;;[.C25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7];&quot;','&quot;;[.B257];&quot;','&quot;;[.C25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8];&quot;','&quot;;[.B258];&quot;','&quot;;[.C25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59];&quot;','&quot;;[.B259];&quot;','&quot;;[.C25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0];&quot;','&quot;;[.B260];&quot;','&quot;;[.C26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1];&quot;','&quot;;[.B261];&quot;','&quot;;[.C26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2];&quot;','&quot;;[.B262];&quot;','&quot;;[.C26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3];&quot;','&quot;;[.B263];&quot;','&quot;;[.C26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4];&quot;','&quot;;[.B264];&quot;','&quot;;[.C26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5];&quot;','&quot;;[.B265];&quot;','&quot;;[.C26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6];&quot;','&quot;;[.B266];&quot;','&quot;;[.C26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7];&quot;','&quot;;[.B267];&quot;','&quot;;[.C26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8];&quot;','&quot;;[.B268];&quot;','&quot;;[.C26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69];&quot;','&quot;;[.B269];&quot;','&quot;;[.C26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0];&quot;','&quot;;[.B270];&quot;','&quot;;[.C27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1];&quot;','&quot;;[.B271];&quot;','&quot;;[.C27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2];&quot;','&quot;;[.B272];&quot;','&quot;;[.C27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3];&quot;','&quot;;[.B273];&quot;','&quot;;[.C27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4];&quot;','&quot;;[.B274];&quot;','&quot;;[.C27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5];&quot;','&quot;;[.B275];&quot;','&quot;;[.C27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6];&quot;','&quot;;[.B276];&quot;','&quot;;[.C27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7];&quot;','&quot;;[.B277];&quot;','&quot;;[.C27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8];&quot;','&quot;;[.B278];&quot;','&quot;;[.C27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79];&quot;','&quot;;[.B279];&quot;','&quot;;[.C27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0];&quot;','&quot;;[.B280];&quot;','&quot;;[.C28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1];&quot;','&quot;;[.B281];&quot;','&quot;;[.C28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2];&quot;','&quot;;[.B282];&quot;','&quot;;[.C28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3];&quot;','&quot;;[.B283];&quot;','&quot;;[.C28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4];&quot;','&quot;;[.B284];&quot;','&quot;;[.C28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5];&quot;','&quot;;[.B285];&quot;','&quot;;[.C28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6];&quot;','&quot;;[.B286];&quot;','&quot;;[.C28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7];&quot;','&quot;;[.B287];&quot;','&quot;;[.C28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8];&quot;','&quot;;[.B288];&quot;','&quot;;[.C28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89];&quot;','&quot;;[.B289];&quot;','&quot;;[.C28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0];&quot;','&quot;;[.B290];&quot;','&quot;;[.C29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1];&quot;','&quot;;[.B291];&quot;','&quot;;[.C29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2];&quot;','&quot;;[.B292];&quot;','&quot;;[.C29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3];&quot;','&quot;;[.B293];&quot;','&quot;;[.C29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4];&quot;','&quot;;[.B294];&quot;','&quot;;[.C29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5];&quot;','&quot;;[.B295];&quot;','&quot;;[.C29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6];&quot;','&quot;;[.B296];&quot;','&quot;;[.C29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7];&quot;','&quot;;[.B297];&quot;','&quot;;[.C29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8];&quot;','&quot;;[.B298];&quot;','&quot;;[.C29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299];&quot;','&quot;;[.B299];&quot;','&quot;;[.C29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0];&quot;','&quot;;[.B300];&quot;','&quot;;[.C30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1];&quot;','&quot;;[.B301];&quot;','&quot;;[.C30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2];&quot;','&quot;;[.B302];&quot;','&quot;;[.C30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3];&quot;','&quot;;[.B303];&quot;','&quot;;[.C30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4];&quot;','&quot;;[.B304];&quot;','&quot;;[.C30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5];&quot;','&quot;;[.B305];&quot;','&quot;;[.C30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6];&quot;','&quot;;[.B306];&quot;','&quot;;[.C30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7];&quot;','&quot;;[.B307];&quot;','&quot;;[.C30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8];&quot;','&quot;;[.B308];&quot;','&quot;;[.C30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09];&quot;','&quot;;[.B309];&quot;','&quot;;[.C30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0];&quot;','&quot;;[.B310];&quot;','&quot;;[.C31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1];&quot;','&quot;;[.B311];&quot;','&quot;;[.C31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2];&quot;','&quot;;[.B312];&quot;','&quot;;[.C31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3];&quot;','&quot;;[.B313];&quot;','&quot;;[.C31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4];&quot;','&quot;;[.B314];&quot;','&quot;;[.C31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5];&quot;','&quot;;[.B315];&quot;','&quot;;[.C31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6];&quot;','&quot;;[.B316];&quot;','&quot;;[.C31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7];&quot;','&quot;;[.B317];&quot;','&quot;;[.C31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8];&quot;','&quot;;[.B318];&quot;','&quot;;[.C31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19];&quot;','&quot;;[.B319];&quot;','&quot;;[.C31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0];&quot;','&quot;;[.B320];&quot;','&quot;;[.C32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1];&quot;','&quot;;[.B321];&quot;','&quot;;[.C32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2];&quot;','&quot;;[.B322];&quot;','&quot;;[.C32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3];&quot;','&quot;;[.B323];&quot;','&quot;;[.C32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4];&quot;','&quot;;[.B324];&quot;','&quot;;[.C32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5];&quot;','&quot;;[.B325];&quot;','&quot;;[.C32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6];&quot;','&quot;;[.B326];&quot;','&quot;;[.C32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7];&quot;','&quot;;[.B327];&quot;','&quot;;[.C32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8];&quot;','&quot;;[.B328];&quot;','&quot;;[.C32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29];&quot;','&quot;;[.B329];&quot;','&quot;;[.C32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0];&quot;','&quot;;[.B330];&quot;','&quot;;[.C33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1];&quot;','&quot;;[.B331];&quot;','&quot;;[.C33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2];&quot;','&quot;;[.B332];&quot;','&quot;;[.C33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3];&quot;','&quot;;[.B333];&quot;','&quot;;[.C33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4];&quot;','&quot;;[.B334];&quot;','&quot;;[.C33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5];&quot;','&quot;;[.B335];&quot;','&quot;;[.C33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6];&quot;','&quot;;[.B336];&quot;','&quot;;[.C33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7];&quot;','&quot;;[.B337];&quot;','&quot;;[.C33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8];&quot;','&quot;;[.B338];&quot;','&quot;;[.C33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39];&quot;','&quot;;[.B339];&quot;','&quot;;[.C33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0];&quot;','&quot;;[.B340];&quot;','&quot;;[.C34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1];&quot;','&quot;;[.B341];&quot;','&quot;;[.C34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2];&quot;','&quot;;[.B342];&quot;','&quot;;[.C34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3];&quot;','&quot;;[.B343];&quot;','&quot;;[.C34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4];&quot;','&quot;;[.B344];&quot;','&quot;;[.C34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5];&quot;','&quot;;[.B345];&quot;','&quot;;[.C34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6];&quot;','&quot;;[.B346];&quot;','&quot;;[.C34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7];&quot;','&quot;;[.B347];&quot;','&quot;;[.C34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8];&quot;','&quot;;[.B348];&quot;','&quot;;[.C34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49];&quot;','&quot;;[.B349];&quot;','&quot;;[.C34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0];&quot;','&quot;;[.B350];&quot;','&quot;;[.C35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1];&quot;','&quot;;[.B351];&quot;','&quot;;[.C35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2];&quot;','&quot;;[.B352];&quot;','&quot;;[.C35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3];&quot;','&quot;;[.B353];&quot;','&quot;;[.C35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4];&quot;','&quot;;[.B354];&quot;','&quot;;[.C35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5];&quot;','&quot;;[.B355];&quot;','&quot;;[.C35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6];&quot;','&quot;;[.B356];&quot;','&quot;;[.C35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7];&quot;','&quot;;[.B357];&quot;','&quot;;[.C35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8];&quot;','&quot;;[.B358];&quot;','&quot;;[.C35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59];&quot;','&quot;;[.B359];&quot;','&quot;;[.C35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0];&quot;','&quot;;[.B360];&quot;','&quot;;[.C36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1];&quot;','&quot;;[.B361];&quot;','&quot;;[.C36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2];&quot;','&quot;;[.B362];&quot;','&quot;;[.C36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3];&quot;','&quot;;[.B363];&quot;','&quot;;[.C36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4];&quot;','&quot;;[.B364];&quot;','&quot;;[.C36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5];&quot;','&quot;;[.B365];&quot;','&quot;;[.C36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6];&quot;','&quot;;[.B366];&quot;','&quot;;[.C36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7];&quot;','&quot;;[.B367];&quot;','&quot;;[.C36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8];&quot;','&quot;;[.B368];&quot;','&quot;;[.C36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69];&quot;','&quot;;[.B369];&quot;','&quot;;[.C36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0];&quot;','&quot;;[.B370];&quot;','&quot;;[.C37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1];&quot;','&quot;;[.B371];&quot;','&quot;;[.C37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2];&quot;','&quot;;[.B372];&quot;','&quot;;[.C37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3];&quot;','&quot;;[.B373];&quot;','&quot;;[.C37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4];&quot;','&quot;;[.B374];&quot;','&quot;;[.C37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5];&quot;','&quot;;[.B375];&quot;','&quot;;[.C37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6];&quot;','&quot;;[.B376];&quot;','&quot;;[.C37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7];&quot;','&quot;;[.B377];&quot;','&quot;;[.C37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8];&quot;','&quot;;[.B378];&quot;','&quot;;[.C37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79];&quot;','&quot;;[.B379];&quot;','&quot;;[.C37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0];&quot;','&quot;;[.B380];&quot;','&quot;;[.C38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1];&quot;','&quot;;[.B381];&quot;','&quot;;[.C38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2];&quot;','&quot;;[.B382];&quot;','&quot;;[.C38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3];&quot;','&quot;;[.B383];&quot;','&quot;;[.C38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4];&quot;','&quot;;[.B384];&quot;','&quot;;[.C38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5];&quot;','&quot;;[.B385];&quot;','&quot;;[.C38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6];&quot;','&quot;;[.B386];&quot;','&quot;;[.C38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7];&quot;','&quot;;[.B387];&quot;','&quot;;[.C38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8];&quot;','&quot;;[.B388];&quot;','&quot;;[.C38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89];&quot;','&quot;;[.B389];&quot;','&quot;;[.C38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0];&quot;','&quot;;[.B390];&quot;','&quot;;[.C39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1];&quot;','&quot;;[.B391];&quot;','&quot;;[.C39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2];&quot;','&quot;;[.B392];&quot;','&quot;;[.C39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3];&quot;','&quot;;[.B393];&quot;','&quot;;[.C39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4];&quot;','&quot;;[.B394];&quot;','&quot;;[.C39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5];&quot;','&quot;;[.B395];&quot;','&quot;;[.C39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6];&quot;','&quot;;[.B396];&quot;','&quot;;[.C39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7];&quot;','&quot;;[.B397];&quot;','&quot;;[.C39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8];&quot;','&quot;;[.B398];&quot;','&quot;;[.C39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399];&quot;','&quot;;[.B399];&quot;','&quot;;[.C39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0];&quot;','&quot;;[.B400];&quot;','&quot;;[.C40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1];&quot;','&quot;;[.B401];&quot;','&quot;;[.C40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2];&quot;','&quot;;[.B402];&quot;','&quot;;[.C40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3];&quot;','&quot;;[.B403];&quot;','&quot;;[.C40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4];&quot;','&quot;;[.B404];&quot;','&quot;;[.C40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5];&quot;','&quot;;[.B405];&quot;','&quot;;[.C40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6];&quot;','&quot;;[.B406];&quot;','&quot;;[.C40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7];&quot;','&quot;;[.B407];&quot;','&quot;;[.C40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8];&quot;','&quot;;[.B408];&quot;','&quot;;[.C40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09];&quot;','&quot;;[.B409];&quot;','&quot;;[.C40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0];&quot;','&quot;;[.B410];&quot;','&quot;;[.C41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1];&quot;','&quot;;[.B411];&quot;','&quot;;[.C41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2];&quot;','&quot;;[.B412];&quot;','&quot;;[.C41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3];&quot;','&quot;;[.B413];&quot;','&quot;;[.C41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4];&quot;','&quot;;[.B414];&quot;','&quot;;[.C41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5];&quot;','&quot;;[.B415];&quot;','&quot;;[.C41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6];&quot;','&quot;;[.B416];&quot;','&quot;;[.C41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7];&quot;','&quot;;[.B417];&quot;','&quot;;[.C41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8];&quot;','&quot;;[.B418];&quot;','&quot;;[.C41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19];&quot;','&quot;;[.B419];&quot;','&quot;;[.C41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0];&quot;','&quot;;[.B420];&quot;','&quot;;[.C42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1];&quot;','&quot;;[.B421];&quot;','&quot;;[.C42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2];&quot;','&quot;;[.B422];&quot;','&quot;;[.C42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3];&quot;','&quot;;[.B423];&quot;','&quot;;[.C42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4];&quot;','&quot;;[.B424];&quot;','&quot;;[.C42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5];&quot;','&quot;;[.B425];&quot;','&quot;;[.C42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6];&quot;','&quot;;[.B426];&quot;','&quot;;[.C42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7];&quot;','&quot;;[.B427];&quot;','&quot;;[.C42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8];&quot;','&quot;;[.B428];&quot;','&quot;;[.C42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29];&quot;','&quot;;[.B429];&quot;','&quot;;[.C42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0];&quot;','&quot;;[.B430];&quot;','&quot;;[.C43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1];&quot;','&quot;;[.B431];&quot;','&quot;;[.C43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2];&quot;','&quot;;[.B432];&quot;','&quot;;[.C43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3];&quot;','&quot;;[.B433];&quot;','&quot;;[.C43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4];&quot;','&quot;;[.B434];&quot;','&quot;;[.C43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5];&quot;','&quot;;[.B435];&quot;','&quot;;[.C43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6];&quot;','&quot;;[.B436];&quot;','&quot;;[.C43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7];&quot;','&quot;;[.B437];&quot;','&quot;;[.C43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8];&quot;','&quot;;[.B438];&quot;','&quot;;[.C43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39];&quot;','&quot;;[.B439];&quot;','&quot;;[.C43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0];&quot;','&quot;;[.B440];&quot;','&quot;;[.C44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1];&quot;','&quot;;[.B441];&quot;','&quot;;[.C44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2];&quot;','&quot;;[.B442];&quot;','&quot;;[.C44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3];&quot;','&quot;;[.B443];&quot;','&quot;;[.C44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4];&quot;','&quot;;[.B444];&quot;','&quot;;[.C44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5];&quot;','&quot;;[.B445];&quot;','&quot;;[.C44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6];&quot;','&quot;;[.B446];&quot;','&quot;;[.C44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7];&quot;','&quot;;[.B447];&quot;','&quot;;[.C44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8];&quot;','&quot;;[.B448];&quot;','&quot;;[.C44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49];&quot;','&quot;;[.B449];&quot;','&quot;;[.C44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0];&quot;','&quot;;[.B450];&quot;','&quot;;[.C45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1];&quot;','&quot;;[.B451];&quot;','&quot;;[.C45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2];&quot;','&quot;;[.B452];&quot;','&quot;;[.C45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3];&quot;','&quot;;[.B453];&quot;','&quot;;[.C45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4];&quot;','&quot;;[.B454];&quot;','&quot;;[.C45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5];&quot;','&quot;;[.B455];&quot;','&quot;;[.C45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6];&quot;','&quot;;[.B456];&quot;','&quot;;[.C45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7];&quot;','&quot;;[.B457];&quot;','&quot;;[.C45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8];&quot;','&quot;;[.B458];&quot;','&quot;;[.C45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59];&quot;','&quot;;[.B459];&quot;','&quot;;[.C45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0];&quot;','&quot;;[.B460];&quot;','&quot;;[.C46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1];&quot;','&quot;;[.B461];&quot;','&quot;;[.C46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2];&quot;','&quot;;[.B462];&quot;','&quot;;[.C46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3];&quot;','&quot;;[.B463];&quot;','&quot;;[.C46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4];&quot;','&quot;;[.B464];&quot;','&quot;;[.C46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5];&quot;','&quot;;[.B465];&quot;','&quot;;[.C46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6];&quot;','&quot;;[.B466];&quot;','&quot;;[.C46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7];&quot;','&quot;;[.B467];&quot;','&quot;;[.C46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8];&quot;','&quot;;[.B468];&quot;','&quot;;[.C46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69];&quot;','&quot;;[.B469];&quot;','&quot;;[.C46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0];&quot;','&quot;;[.B470];&quot;','&quot;;[.C47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1];&quot;','&quot;;[.B471];&quot;','&quot;;[.C47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2];&quot;','&quot;;[.B472];&quot;','&quot;;[.C47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3];&quot;','&quot;;[.B473];&quot;','&quot;;[.C47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4];&quot;','&quot;;[.B474];&quot;','&quot;;[.C47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5];&quot;','&quot;;[.B475];&quot;','&quot;;[.C47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6];&quot;','&quot;;[.B476];&quot;','&quot;;[.C47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7];&quot;','&quot;;[.B477];&quot;','&quot;;[.C47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8];&quot;','&quot;;[.B478];&quot;','&quot;;[.C47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79];&quot;','&quot;;[.B479];&quot;','&quot;;[.C47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0];&quot;','&quot;;[.B480];&quot;','&quot;;[.C48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1];&quot;','&quot;;[.B481];&quot;','&quot;;[.C48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2];&quot;','&quot;;[.B482];&quot;','&quot;;[.C48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3];&quot;','&quot;;[.B483];&quot;','&quot;;[.C48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4];&quot;','&quot;;[.B484];&quot;','&quot;;[.C48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5];&quot;','&quot;;[.B485];&quot;','&quot;;[.C48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6];&quot;','&quot;;[.B486];&quot;','&quot;;[.C48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7];&quot;','&quot;;[.B487];&quot;','&quot;;[.C48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8];&quot;','&quot;;[.B488];&quot;','&quot;;[.C48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89];&quot;','&quot;;[.B489];&quot;','&quot;;[.C48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0];&quot;','&quot;;[.B490];&quot;','&quot;;[.C49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1];&quot;','&quot;;[.B491];&quot;','&quot;;[.C49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2];&quot;','&quot;;[.B492];&quot;','&quot;;[.C49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3];&quot;','&quot;;[.B493];&quot;','&quot;;[.C49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4];&quot;','&quot;;[.B494];&quot;','&quot;;[.C49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5];&quot;','&quot;;[.B495];&quot;','&quot;;[.C49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6];&quot;','&quot;;[.B496];&quot;','&quot;;[.C49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7];&quot;','&quot;;[.B497];&quot;','&quot;;[.C49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8];&quot;','&quot;;[.B498];&quot;','&quot;;[.C49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499];&quot;','&quot;;[.B499];&quot;','&quot;;[.C49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0];&quot;','&quot;;[.B500];&quot;','&quot;;[.C50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1];&quot;','&quot;;[.B501];&quot;','&quot;;[.C50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2];&quot;','&quot;;[.B502];&quot;','&quot;;[.C50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3];&quot;','&quot;;[.B503];&quot;','&quot;;[.C50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4];&quot;','&quot;;[.B504];&quot;','&quot;;[.C50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5];&quot;','&quot;;[.B505];&quot;','&quot;;[.C50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6];&quot;','&quot;;[.B506];&quot;','&quot;;[.C506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7];&quot;','&quot;;[.B507];&quot;','&quot;;[.C507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8];&quot;','&quot;;[.B508];&quot;','&quot;;[.C508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09];&quot;','&quot;;[.B509];&quot;','&quot;;[.C509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10];&quot;','&quot;;[.B510];&quot;','&quot;;[.C510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11];&quot;','&quot;;[.B511];&quot;','&quot;;[.C511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12];&quot;','&quot;;[.B512];&quot;','&quot;;[.C512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13];&quot;','&quot;;[.B513];&quot;','&quot;;[.C513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14];&quot;','&quot;;[.B514];&quot;','&quot;;[.C514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15];&quot;','&quot;;[.B515];&quot;','&quot;;[.C515];&quot;');&quot;)" office:value-type="string" office:string-value="insert into endereco values('','','');" calcext:value-type="string">
            <text:p>insert into endereco values('','','');</text:p>
          </table:table-cell>
        </table:table-row>
        <table:table-row table:style-name="ro1">
          <table:table-cell table:number-columns-repeated="4"/>
          <table:table-cell table:formula="of:=CONCATENATE(&quot;insert into endereco values('&quot;;[.A516];&quot;','&quot;;[.B516];&quot;','&quot;;[.C516];&quot;');&quot;)" office:value-type="string" office:string-value="insert into endereco values('','','');" calcext:value-type="string">
            <text:p>insert into endereco values('','','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7T16:43:42.474390005</dc:date>
    <dc:creator>abencoado </dc:creator>
    <meta:generator>LibreOffice/4.2.3.3$Linux_X86_64 LibreOffice_project/420m0$Build-3</meta:generator>
    <meta:editing-duration>PT6M46S</meta:editing-duration>
    <meta:editing-cycles>7</meta:editing-cycles>
    <meta:document-statistic meta:table-count="1" meta:cell-count="1146" meta:object-count="0"/>
  </office:meta>
</office:document-meta>
</file>